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/>
    <style:style style:name="T4_244" style:family="text"/>
    <style:style style:name="T4_245" style:family="text"/>
    <style:style style:name="T4_246" style:family="text"/>
    <style:style style:name="T4_247" style:family="text"/>
    <style:style style:name="T4_248" style:family="text"/>
    <style:style style:name="T4_249" style:family="text"/>
    <style:style style:name="T4_250" style:family="text"/>
    <style:style style:name="T4_251" style:family="text"/>
    <style:style style:name="T4_252" style:family="text"/>
    <style:style style:name="T4_253" style:family="text"/>
    <style:style style:name="T4_254" style:family="text"/>
    <style:style style:name="T4_255" style:family="text"/>
    <style:style style:name="T4_256" style:family="text"/>
    <style:style style:name="T4_257" style:family="text"/>
    <style:style style:name="T4_258" style:family="text"/>
    <style:style style:name="T4_259" style:family="text"/>
    <style:style style:name="T4_260" style:family="text"/>
    <style:style style:name="T4_261" style:family="text"/>
    <style:style style:name="T4_262" style:family="text"/>
    <style:style style:name="T4_263" style:family="text"/>
    <style:style style:name="T4_264" style:family="text"/>
    <style:style style:name="T4_265" style:family="text"/>
    <style:style style:name="T4_266" style:family="text"/>
    <style:style style:name="T4_267" style:family="text"/>
    <style:style style:name="T4_268" style:family="text"/>
    <style:style style:name="T4_269" style:family="text"/>
    <style:style style:name="T4_270" style:family="text"/>
    <style:style style:name="T4_271" style:family="text"/>
    <style:style style:name="T4_272" style:family="text"/>
    <style:style style:name="T4_273" style:family="text"/>
    <style:style style:name="T4_274" style:family="text"/>
    <style:style style:name="T4_275" style:family="text"/>
    <style:style style:name="T4_276" style:family="text"/>
    <style:style style:name="T4_277" style:family="text"/>
    <style:style style:name="T4_278" style:family="text"/>
    <style:style style:name="T4_279" style:family="text"/>
    <style:style style:name="T4_280" style:family="text"/>
    <style:style style:name="T4_281" style:family="text"/>
    <style:style style:name="T4_282" style:family="text"/>
    <style:style style:name="T4_283" style:family="text"/>
    <style:style style:name="T4_284" style:family="text"/>
    <style:style style:name="T4_285" style:family="text"/>
    <style:style style:name="T4_286" style:family="text"/>
    <style:style style:name="T4_287" style:family="text"/>
    <style:style style:name="T4_288" style:family="text"/>
    <style:style style:name="T4_289" style:family="text"/>
    <style:style style:name="T4_290" style:family="text"/>
    <style:style style:name="T4_291" style:family="text"/>
    <style:style style:name="T4_292" style:family="text"/>
    <style:style style:name="T4_293" style:family="text"/>
    <style:style style:name="T4_294" style:family="text"/>
    <style:style style:name="T4_295" style:family="text"/>
    <style:style style:name="T4_296" style:family="text"/>
    <style:style style:name="T4_297" style:family="text"/>
    <style:style style:name="T4_298" style:family="text"/>
    <style:style style:name="T4_299" style:family="text"/>
    <style:style style:name="T4_300" style:family="text"/>
    <style:style style:name="T4_301" style:family="text"/>
    <style:style style:name="T4_302" style:family="text"/>
    <style:style style:name="T4_303" style:family="text"/>
    <style:style style:name="T4_304" style:family="text"/>
    <style:style style:name="T4_305" style:family="text"/>
    <style:style style:name="T4_306" style:family="text"/>
    <style:style style:name="T4_307" style:family="text"/>
    <style:style style:name="T4_308" style:family="text"/>
    <style:style style:name="T4_309" style:family="text"/>
    <style:style style:name="T4_310" style:family="text"/>
    <style:style style:name="T4_311" style:family="text"/>
    <style:style style:name="T4_312" style:family="text"/>
    <style:style style:name="T4_313" style:family="text"/>
    <style:style style:name="T4_314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T6_225" style:family="text"/>
    <style:style style:name="T6_226" style:family="text"/>
    <style:style style:name="T6_227" style:family="text"/>
    <style:style style:name="T6_228" style:family="text"/>
    <style:style style:name="T6_229" style:family="text"/>
    <style:style style:name="T6_230" style:family="text"/>
    <style:style style:name="T6_231" style:family="text"/>
    <style:style style:name="T6_232" style:family="text"/>
    <style:style style:name="T6_233" style:family="text"/>
    <style:style style:name="T6_234" style:family="text"/>
    <style:style style:name="T6_235" style:family="text"/>
    <style:style style:name="T6_236" style:family="text"/>
    <style:style style:name="T6_237" style:family="text"/>
    <style:style style:name="T6_238" style:family="text"/>
    <style:style style:name="T6_239" style:family="text"/>
    <style:style style:name="T6_240" style:family="text"/>
    <style:style style:name="T6_241" style:family="text"/>
    <style:style style:name="T6_242" style:family="text"/>
    <style:style style:name="T6_243" style:family="text"/>
    <style:style style:name="T6_244" style:family="text"/>
    <style:style style:name="T6_245" style:family="text"/>
    <style:style style:name="T6_246" style:family="text"/>
    <style:style style:name="T6_247" style:family="text"/>
    <style:style style:name="T6_248" style:family="text"/>
    <style:style style:name="T6_249" style:family="text"/>
    <style:style style:name="T6_250" style:family="text"/>
    <style:style style:name="T6_251" style:family="text"/>
    <style:style style:name="T6_252" style:family="text"/>
    <style:style style:name="T6_253" style:family="text"/>
    <style:style style:name="T6_254" style:family="text"/>
    <style:style style:name="T6_255" style:family="text"/>
    <style:style style:name="T6_256" style:family="text"/>
    <style:style style:name="T6_257" style:family="text"/>
    <style:style style:name="T6_258" style:family="text"/>
    <style:style style:name="T6_259" style:family="text"/>
    <style:style style:name="T6_260" style:family="text"/>
    <style:style style:name="T6_261" style:family="text"/>
    <style:style style:name="T6_262" style:family="text"/>
    <style:style style:name="T6_263" style:family="text"/>
    <style:style style:name="T6_264" style:family="text"/>
    <style:style style:name="T6_265" style:family="text"/>
    <style:style style:name="T6_266" style:family="text"/>
    <style:style style:name="T6_267" style:family="text"/>
    <style:style style:name="T6_268" style:family="text"/>
    <style:style style:name="T6_269" style:family="text"/>
    <style:style style:name="T6_270" style:family="text"/>
    <style:style style:name="T6_271" style:family="text"/>
    <style:style style:name="T6_272" style:family="text"/>
    <style:style style:name="T6_273" style:family="text"/>
    <style:style style:name="T6_274" style:family="text"/>
    <style:style style:name="T6_275" style:family="text"/>
    <style:style style:name="T6_276" style:family="text">
      <style:text-properties fo:color="#1155cc" style:text-underline-style="solid" style:text-underline-color="font-color"/>
    </style:style>
    <style:style style:name="T6_277" style:family="text"/>
    <style:style style:name="T6_278" style:family="text">
      <style:text-properties fo:color="#1155cc" style:text-underline-style="solid" style:text-underline-color="font-color"/>
    </style:style>
    <style:style style:name="T6_279" style:family="text"/>
    <style:style style:name="T6_280" style:family="text">
      <style:text-properties fo:color="#1155cc" style:text-underline-style="solid" style:text-underline-color="font-color"/>
    </style:style>
    <style:style style:name="T6_281" style:family="text"/>
    <style:style style:name="T6_282" style:family="text">
      <style:text-properties fo:color="#1155cc" style:text-underline-style="solid" style:text-underline-color="font-color"/>
    </style:style>
    <style:style style:name="T6_283" style:family="text"/>
    <style:style style:name="T6_284" style:family="text">
      <style:text-properties fo:color="#1155cc" style:text-underline-style="solid" style:text-underline-color="font-color"/>
    </style:style>
    <style:style style:name="T6_285" style:family="text"/>
    <style:style style:name="T6_286" style:family="text"/>
    <style:style style:name="T6_287" style:family="text"/>
    <style:style style:name="T6_288" style:family="text"/>
    <style:style style:name="T6_289" style:family="text"/>
    <style:style style:name="T6_290" style:family="text"/>
    <style:style style:name="T6_291" style:family="text"/>
    <style:style style:name="T6_292" style:family="text"/>
    <style:style style:name="T6_293" style:family="text"/>
    <style:style style:name="T6_294" style:family="text"/>
    <style:style style:name="T6_295" style:family="text"/>
    <style:style style:name="T6_296" style:family="text"/>
    <style:style style:name="T6_297" style:family="text"/>
    <style:style style:name="T6_298" style:family="text" style:parent-style-name="Standard"/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T9_254" style:family="text"/>
    <style:style style:name="T9_255" style:family="text"/>
    <style:style style:name="T9_256" style:family="text"/>
    <style:style style:name="T9_257" style:family="text"/>
    <style:style style:name="T9_258" style:family="text"/>
    <style:style style:name="T9_259" style:family="text"/>
    <style:style style:name="T9_260" style:family="text"/>
    <style:style style:name="T9_261" style:family="text"/>
    <style:style style:name="T9_262" style:family="text"/>
    <style:style style:name="T9_263" style:family="text"/>
    <style:style style:name="T9_264" style:family="text"/>
    <style:style style:name="T9_265" style:family="text"/>
    <style:style style:name="T9_266" style:family="text"/>
    <style:style style:name="T9_267" style:family="text"/>
    <style:style style:name="T9_268" style:family="text"/>
    <style:style style:name="T9_269" style:family="text"/>
    <style:style style:name="T9_270" style:family="text"/>
    <style:style style:name="T9_271" style:family="text"/>
    <style:style style:name="T9_272" style:family="text"/>
    <style:style style:name="T9_273" style:family="text"/>
    <style:style style:name="T9_274" style:family="text"/>
    <style:style style:name="T9_275" style:family="text"/>
    <style:style style:name="T9_276" style:family="text"/>
    <style:style style:name="T9_277" style:family="text"/>
    <style:style style:name="T9_278" style:family="text"/>
    <style:style style:name="T9_279" style:family="text"/>
    <style:style style:name="T9_280" style:family="text"/>
    <style:style style:name="T9_281" style:family="text"/>
    <style:style style:name="T9_282" style:family="text"/>
    <style:style style:name="T9_283" style:family="text"/>
    <style:style style:name="T9_284" style:family="text"/>
    <style:style style:name="T9_285" style:family="text"/>
    <style:style style:name="T9_286" style:family="text"/>
    <style:style style:name="T9_287" style:family="text"/>
    <style:style style:name="T9_288" style:family="text"/>
    <style:style style:name="T9_289" style:family="text"/>
    <style:style style:name="T9_290" style:family="text"/>
    <style:style style:name="T9_291" style:family="text"/>
    <style:style style:name="T9_292" style:family="text"/>
    <style:style style:name="T9_293" style:family="text"/>
    <style:style style:name="T9_294" style:family="text"/>
    <style:style style:name="T9_295" style:family="text"/>
    <style:style style:name="T9_296" style:family="text"/>
    <style:style style:name="T9_297" style:family="text"/>
    <style:style style:name="T9_298" style:family="text"/>
    <style:style style:name="T9_299" style:family="text"/>
    <style:style style:name="T9_300" style:family="text"/>
    <style:style style:name="T9_301" style:family="text"/>
    <style:style style:name="T9_302" style:family="text"/>
    <style:style style:name="T9_303" style:family="text"/>
    <style:style style:name="T9_304" style:family="text"/>
    <style:style style:name="T9_305" style:family="text"/>
    <style:style style:name="T9_306" style:family="text"/>
    <style:style style:name="T9_307" style:family="text"/>
    <style:style style:name="T9_308" style:family="text"/>
    <style:style style:name="T9_309" style:family="text"/>
    <style:style style:name="T9_310" style:family="text"/>
    <style:style style:name="T9_311" style:family="text"/>
    <style:style style:name="T9_312" style:family="text"/>
    <style:style style:name="T9_313" style:family="text"/>
    <style:style style:name="T9_314" style:family="text"/>
    <style:style style:name="T9_315" style:family="text"/>
    <style:style style:name="T9_316" style:family="text"/>
    <style:style style:name="T9_317" style:family="text"/>
    <style:style style:name="T9_318" style:family="text"/>
    <style:style style:name="T9_319" style:family="text"/>
    <style:style style:name="T9_320" style:family="text"/>
    <style:style style:name="T9_321" style:family="text"/>
    <style:style style:name="T9_322" style:family="text"/>
    <style:style style:name="T9_323" style:family="text"/>
    <style:style style:name="T9_324" style:family="text"/>
    <style:style style:name="T9_325" style:family="text"/>
    <style:style style:name="T9_326" style:family="text"/>
    <style:style style:name="T9_327" style:family="text"/>
    <style:style style:name="T9_328" style:family="text"/>
    <style:style style:name="T9_329" style:family="text"/>
    <style:style style:name="T9_330" style:family="text"/>
    <style:style style:name="T9_331" style:family="text"/>
    <style:style style:name="T9_332" style:family="text"/>
    <style:style style:name="T9_333" style:family="text"/>
    <style:style style:name="T9_334" style:family="text"/>
    <style:style style:name="T9_335" style:family="text"/>
    <style:style style:name="T9_336" style:family="text"/>
    <style:style style:name="T9_337" style:family="text"/>
    <style:style style:name="T9_338" style:family="text"/>
    <style:style style:name="T9_339" style:family="text"/>
    <style:style style:name="T9_340" style:family="text"/>
    <style:style style:name="T9_341" style:family="text"/>
    <style:style style:name="T9_342" style:family="text"/>
    <style:style style:name="T9_343" style:family="text"/>
    <style:style style:name="T9_344" style:family="text"/>
    <style:style style:name="T9_345" style:family="text"/>
    <style:style style:name="T9_346" style:family="text"/>
    <style:style style:name="T9_347" style:family="text"/>
    <style:style style:name="T9_348" style:family="text"/>
    <style:style style:name="T9_349" style:family="text"/>
    <style:style style:name="T9_350" style:family="text"/>
    <style:style style:name="T9_351" style:family="text"/>
    <style:style style:name="T9_352" style:family="text"/>
    <style:style style:name="T9_353" style:family="text"/>
    <style:style style:name="T9_354" style:family="text"/>
    <style:style style:name="T9_355" style:family="text"/>
    <style:style style:name="T9_356" style:family="text">
      <style:text-properties fo:color="#1155cc" style:text-underline-style="solid" style:text-underline-color="font-color"/>
    </style:style>
    <style:style style:name="T9_357" style:family="text"/>
    <style:style style:name="T9_358" style:family="text">
      <style:text-properties fo:color="#1155cc" style:text-underline-style="solid" style:text-underline-color="font-color"/>
    </style:style>
    <style:style style:name="T9_359" style:family="text"/>
    <style:style style:name="T9_360" style:family="text">
      <style:text-properties fo:color="#1155cc" style:text-underline-style="solid" style:text-underline-color="font-color"/>
    </style:style>
    <style:style style:name="T9_361" style:family="text"/>
    <style:style style:name="T9_362" style:family="text">
      <style:text-properties fo:color="#1155cc" style:text-underline-style="solid" style:text-underline-color="font-color"/>
    </style:style>
    <style:style style:name="T9_363" style:family="text"/>
    <style:style style:name="T9_364" style:family="text">
      <style:text-properties fo:color="#1155cc" style:text-underline-style="solid" style:text-underline-color="font-color"/>
    </style:style>
    <style:style style:name="T9_365" style:family="text"/>
    <style:style style:name="T9_366" style:family="text">
      <style:text-properties fo:color="#1155cc" style:text-underline-style="solid" style:text-underline-color="font-color"/>
    </style:style>
    <style:style style:name="T9_367" style:family="text"/>
    <style:style style:name="T9_368" style:family="text">
      <style:text-properties fo:color="#1155cc" style:text-underline-style="solid" style:text-underline-color="font-color"/>
    </style:style>
    <style:style style:name="T9_369" style:family="text"/>
    <style:style style:name="T9_370" style:family="text">
      <style:text-properties fo:color="#1155cc" style:text-underline-style="solid" style:text-underline-color="font-color"/>
    </style:style>
    <style:style style:name="T9_371" style:family="text"/>
    <style:style style:name="T9_372" style:family="text">
      <style:text-properties fo:color="#1155cc" style:text-underline-style="solid" style:text-underline-color="font-color"/>
    </style:style>
    <style:style style:name="T9_373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P11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Pony</text:span><text:span text:style-name="T1_2"><text:s/></text:span><text:span text:style-name="T1_3">Congress</text:span><text:span text:style-name="T1_4"><text:s/>2016<text:s/></text:span><text:span text:style-name="T1_5">miał</text:span><text:span text:style-name="T1_6"><text:s/></text:span><text:span text:style-name="T1_7">być</text:span><text:span text:style-name="T1_8"><text:s/></text:span><text:span text:style-name="T1_9">pierwszą</text:span><text:span text:style-name="T1_10"><text:s/></text:span><text:span text:style-name="T1_11">prawdziwie</text:span><text:span text:style-name="T1_12"><text:s/></text:span><text:span text:style-name="T1_13">międzynarodową</text:span><text:span text:style-name="T1_14"><text:s/></text:span><text:span text:style-name="T1_15">imprezą</text:span><text:span text:style-name="T1_16"><text:s/></text:span><text:span text:style-name="T1_17">w</text:span><text:span text:style-name="T1_18"><text:s/></text:span><text:span text:style-name="T1_19">Polsce</text:span><text:span text:style-name="T1_20">.<text:s/></text:span><text:span text:style-name="T1_21">Subiektywnym</text:span><text:span text:style-name="T1_22"><text:s/></text:span><text:span text:style-name="T1_23">okiem</text:span><text:span text:style-name="T1_24"><text:s/></text:span><text:span text:style-name="T1_25">postaram</text:span><text:span text:style-name="T1_26">/</text:span><text:span text:style-name="T1_27">y</text:span><text:span text:style-name="T1_28"><text:s/></text:span><text:span text:style-name="T1_29">się</text:span><text:span text:style-name="T1_30"><text:s/></text:span><text:span text:style-name="T1_31">odpowiedzieć</text:span><text:span text:style-name="T1_32">,<text:s/></text:span><text:span text:style-name="T1_33">czy</text:span><text:span text:style-name="T1_34"><text:s/></text:span><text:span text:style-name="T1_35">cel</text:span><text:span text:style-name="T1_36"><text:s/></text:span><text:span text:style-name="T1_37">został</text:span><text:span text:style-name="T1_38"><text:s/></text:span><text:span text:style-name="T1_39">osiągnięty</text:span><text:span text:style-name="T1_40">.</text:span></text:p>
      <text:p text:style-name="P2"><text:span text:style-name="T2_1"><text:s/></text:span></text:p>
      <text:p text:style-name="P3"><text:span text:style-name="T3_1">Co</text:span><text:span text:style-name="T3_2"><text:s/></text:span><text:span text:style-name="T3_3">to</text:span><text:span text:style-name="T3_4"><text:s/></text:span><text:span text:style-name="T3_5">była</text:span><text:span text:style-name="T3_6"><text:s/></text:span><text:span text:style-name="T3_7">za</text:span><text:span text:style-name="T3_8"><text:s/></text:span><text:span text:style-name="T3_9">relacja</text:span><text:span text:style-name="T3_10"><text:s/></text:span><text:span text:style-name="T3_11">w</text:span><text:span text:style-name="T3_12"><text:s/></text:span><text:span text:style-name="T3_13">moim</text:span><text:span text:style-name="T3_14"><text:s/></text:span><text:span text:style-name="T3_15">wydaniu</text:span><text:span text:style-name="T3_16">,<text:s/></text:span><text:span text:style-name="T3_17">jeżeli</text:span><text:span text:style-name="T3_18"><text:s/></text:span><text:span text:style-name="T3_19">nie</text:span><text:span text:style-name="T3_20"><text:s/></text:span><text:span text:style-name="T3_21">zwróciłbym</text:span><text:span text:style-name="T3_22"><text:s/></text:span><text:span text:style-name="T3_23">uwagi</text:span><text:span text:style-name="T3_24"><text:s/></text:span><text:span text:style-name="T3_25">na</text:span><text:span text:style-name="T3_26"><text:s/></text:span><text:span text:style-name="T3_27">akredytację</text:span><text:span text:style-name="T3_28">.<text:s/></text:span><text:span text:style-name="T3_29">Na</text:span><text:span text:style-name="T3_30"><text:s/></text:span><text:span text:style-name="T3_31">jej</text:span><text:span text:style-name="T3_32"><text:s/></text:span><text:span text:style-name="T3_33">plus</text:span><text:span text:style-name="T3_34"><text:s/></text:span><text:span text:style-name="T3_35">wypada</text:span><text:span text:style-name="T3_36">,<text:s/></text:span><text:span text:style-name="T3_37">że</text:span><text:span text:style-name="T3_38"><text:s/></text:span><text:span text:style-name="T3_39">stanowiska</text:span><text:span text:style-name="T3_40"><text:s/></text:span><text:span text:style-name="T3_41">zostały</text:span><text:span text:style-name="T3_42"><text:s/></text:span><text:span text:style-name="T3_43">otwarte</text:span><text:span text:style-name="T3_44"><text:s/></text:span><text:span text:style-name="T3_45">punktualnie</text:span><text:span text:style-name="T3_46">.<text:s/></text:span><text:span text:style-name="T3_47">Niektórzy</text:span><text:span text:style-name="T3_48"><text:s/></text:span><text:span text:style-name="T3_49">mówią</text:span><text:span text:style-name="T3_50"><text:s/></text:span><text:span text:style-name="T3_51">też</text:span><text:span text:style-name="T3_52">,<text:s/></text:span><text:span text:style-name="T3_53">że</text:span><text:span text:style-name="T3_54"><text:s/></text:span><text:span text:style-name="T3_55">wszystko</text:span><text:span text:style-name="T3_56"><text:s/></text:span><text:span text:style-name="T3_57">przebiegło</text:span><text:span text:style-name="T3_58"><text:s/></text:span><text:span text:style-name="T3_59">sprawnie</text:span><text:span text:style-name="T3_60">,<text:s/></text:span><text:span text:style-name="T3_61">gdzie</text:span><text:span text:style-name="T3_62"><text:s/></text:span><text:span text:style-name="T3_63">ja</text:span><text:span text:style-name="T3_64"><text:s/></text:span><text:span text:style-name="T3_65">jestem</text:span><text:span text:style-name="T3_66"><text:s/></text:span><text:span text:style-name="T3_67">przeciwnego</text:span><text:span text:style-name="T3_68"><text:s/></text:span><text:span text:style-name="T3_69">zdania</text:span><text:span text:style-name="T3_70">.<text:s/>40<text:s/></text:span><text:span text:style-name="T3_71">minut</text:span><text:span text:style-name="T3_72">,<text:s/></text:span><text:span text:style-name="T3_73">aby</text:span><text:span text:style-name="T3_74"><text:s/></text:span><text:span text:style-name="T3_75">obsłużyć</text:span><text:span text:style-name="T3_76"><text:s/>15-20<text:s/></text:span><text:span text:style-name="T3_77">osób</text:span><text:span text:style-name="T3_78">,<text:s/></text:span><text:span text:style-name="T3_79">jakie</text:span><text:span text:style-name="T3_80"><text:s/></text:span><text:span text:style-name="T3_81">były</text:span><text:span text:style-name="T3_82"><text:s/></text:span><text:span text:style-name="T3_83">przede</text:span><text:span text:style-name="T3_84"><text:s/></text:span><text:span text:style-name="T3_85">mną</text:span><text:span text:style-name="T3_86">,<text:s/></text:span><text:span text:style-name="T3_87">przy</text:span><text:span text:style-name="T3_88"><text:s/></text:span><text:span text:style-name="T3_89">pracujących</text:span><text:span text:style-name="T3_90"><text:s/>4<text:s/></text:span><text:span text:style-name="T3_91">stanowiskach</text:span><text:span text:style-name="T3_92"><text:s/></text:span><text:span text:style-name="T3_93">daje</text:span><text:span text:style-name="T3_94"><text:s/></text:span><text:span text:style-name="T3_95">wyraźny</text:span><text:span text:style-name="T3_96"><text:s/></text:span><text:span text:style-name="T3_97">znak</text:span><text:span text:style-name="T3_98">,<text:s/></text:span><text:span text:style-name="T3_99">że</text:span><text:span text:style-name="T3_100"><text:s/></text:span><text:span text:style-name="T3_101">jest</text:span><text:span text:style-name="T3_102"><text:s/></text:span><text:span text:style-name="T3_103">jeszcze</text:span><text:span text:style-name="T3_104"><text:s/></text:span><text:span text:style-name="T3_105">sporo</text:span><text:span text:style-name="T3_106"><text:s/></text:span><text:span text:style-name="T3_107">miejsca</text:span><text:span text:style-name="T3_108"><text:s/></text:span><text:span text:style-name="T3_109">na</text:span><text:span text:style-name="T3_110"><text:s/></text:span><text:span text:style-name="T3_111">wprowadzanie</text:span><text:span text:style-name="T3_112"><text:s/></text:span><text:span text:style-name="T3_113">usprawnień</text:span><text:span text:style-name="T3_114">.<text:s/></text:span></text:p>
      <text:p text:style-name="P4"><text:span text:style-name="T4_1">Gdy</text:span><text:span text:style-name="T4_2"><text:s/></text:span><text:span text:style-name="T4_3">weszło</text:span><text:span text:style-name="T4_4"><text:s/></text:span><text:span text:style-name="T4_5">się</text:span><text:span text:style-name="T4_6"><text:s/></text:span><text:span text:style-name="T4_7">do</text:span><text:span text:style-name="T4_8"><text:s/></text:span><text:span text:style-name="T4_9">główniej</text:span><text:span text:style-name="T4_10"><text:s/></text:span><text:span text:style-name="T4_11">hali</text:span><text:span text:style-name="T4_12">,<text:s/></text:span><text:span text:style-name="T4_13">to</text:span><text:span text:style-name="T4_14"><text:s/></text:span><text:span text:style-name="T4_15">pierwsze</text:span><text:span text:style-name="T4_16">,<text:s/></text:span><text:span text:style-name="T4_17">co</text:span><text:span text:style-name="T4_18"><text:s/></text:span><text:span text:style-name="T4_19">się</text:span><text:span text:style-name="T4_20"><text:s/></text:span><text:span text:style-name="T4_21">rzucało</text:span><text:span text:style-name="T4_22"><text:s/></text:span><text:span text:style-name="T4_23">w</text:span><text:span text:style-name="T4_24"><text:s/></text:span><text:span text:style-name="T4_25">oczy</text:span><text:span text:style-name="T4_26">,<text:s/></text:span><text:span text:style-name="T4_27">to</text:span><text:span text:style-name="T4_28"><text:s/></text:span><text:span text:style-name="T4_29">jej</text:span><text:span text:style-name="T4_30"><text:s/></text:span><text:span text:style-name="T4_31">ogrom</text:span><text:span text:style-name="T4_32">.<text:s/></text:span><text:span text:style-name="T4_33">A</text:span><text:span text:style-name="T4_34"><text:s/></text:span><text:span text:style-name="T4_35">efekt</text:span><text:span text:style-name="T4_36"><text:s/></text:span><text:span text:style-name="T4_37">był</text:span><text:span text:style-name="T4_38"><text:s/></text:span><text:span text:style-name="T4_39">potęgowany</text:span><text:span text:style-name="T4_40"><text:s/></text:span><text:span text:style-name="T4_41">dodatkowo</text:span><text:span text:style-name="T4_42"><text:s/></text:span><text:span text:style-name="T4_43">przez</text:span><text:span text:style-name="T4_44"><text:s/></text:span><text:span text:style-name="T4_45">niewielka</text:span><text:span text:style-name="T4_46"><text:s/></text:span><text:span text:style-name="T4_47">ilość</text:span><text:span text:style-name="T4_48"><text:s/></text:span><text:span text:style-name="T4_49">zagospodarowanej</text:span><text:span text:style-name="T4_50"><text:s/></text:span><text:span text:style-name="T4_51">przestrzeni</text:span><text:span text:style-name="T4_52">.<text:s/></text:span><text:span text:style-name="T4_53">Pozostałe</text:span><text:span text:style-name="T4_54"><text:s/></text:span><text:span text:style-name="T4_55">sale</text:span><text:span text:style-name="T4_56"><text:s text:c="2"/></text:span><text:span text:style-name="T4_57">były</text:span><text:span text:style-name="T4_58"><text:s/></text:span><text:span text:style-name="T4_59">prowizorką</text:span><text:span text:style-name="T4_60">.<text:s/></text:span><text:span text:style-name="T4_61">W</text:span><text:span text:style-name="T4_62"><text:s/></text:span><text:span text:style-name="T4_63">dwóch</text:span><text:span text:style-name="T4_64"><text:s/></text:span><text:span text:style-name="T4_65">przypadkach</text:span><text:span text:style-name="T4_66"><text:s/></text:span><text:span text:style-name="T4_67">nie</text:span><text:span text:style-name="T4_68"><text:s/></text:span><text:span text:style-name="T4_69">było</text:span><text:span text:style-name="T4_70"><text:s/></text:span><text:span text:style-name="T4_71">w</text:span><text:span text:style-name="T4_72"><text:s/></text:span><text:span text:style-name="T4_73">nich</text:span><text:span text:style-name="T4_74"><text:s/></text:span><text:span text:style-name="T4_75">aż</text:span><text:span text:style-name="T4_76"><text:s/></text:span><text:span text:style-name="T4_77">tak</text:span><text:span text:style-name="T4_78"><text:s/></text:span><text:span text:style-name="T4_79">źle</text:span><text:span text:style-name="T4_80">,<text:s/></text:span><text:span text:style-name="T4_81">ale</text:span><text:span text:style-name="T4_82"><text:s/></text:span><text:span text:style-name="T4_83">mimo</text:span><text:span text:style-name="T4_84"><text:s/></text:span><text:span text:style-name="T4_85">wszystko</text:span><text:span text:style-name="T4_86"><text:s/></text:span><text:span text:style-name="T4_87">nie</text:span><text:span text:style-name="T4_88"><text:s/></text:span><text:span text:style-name="T4_89">było</text:span><text:span text:style-name="T4_90"><text:s/></text:span><text:span text:style-name="T4_91">w</text:span><text:span text:style-name="T4_92"><text:s/></text:span><text:span text:style-name="T4_93">nich</text:span><text:span text:style-name="T4_94"><text:s/></text:span><text:span text:style-name="T4_95">takich</text:span><text:span text:style-name="T4_96"><text:s/></text:span><text:span text:style-name="T4_97">warunków</text:span><text:span text:style-name="T4_98"><text:s/></text:span><text:span text:style-name="T4_99">jak</text:span><text:span text:style-name="T4_100"><text:s/></text:span><text:span text:style-name="T4_101">nawet</text:span><text:span text:style-name="T4_102"><text:s/></text:span><text:span text:style-name="T4_103">w</text:span><text:span text:style-name="T4_104"><text:s/></text:span><text:span text:style-name="T4_105">zwykłej</text:span><text:span text:style-name="T4_106"><text:s/></text:span><text:span text:style-name="T4_107">sali</text:span><text:span text:style-name="T4_108"><text:s/></text:span><text:span text:style-name="T4_109">lekcyjnej</text:span><text:span text:style-name="T4_110">.<text:s/></text:span><text:span text:style-name="T4_111">Jednak</text:span><text:span text:style-name="T4_112"><text:s/></text:span><text:span text:style-name="T4_113">najgorzej</text:span><text:span text:style-name="T4_114"><text:s/></text:span><text:span text:style-name="T4_115">było</text:span><text:span text:style-name="T4_116"><text:s/></text:span><text:span text:style-name="T4_117">w</text:span><text:span text:style-name="T4_118"><text:s/></text:span><text:span text:style-name="T4_119">przypadku</text:span><text:span text:style-name="T4_120"><text:s/></text:span><text:span text:style-name="T4_121">miejsca</text:span><text:span text:style-name="T4_122"><text:s/></text:span><text:span text:style-name="T4_123">wyznaczonego</text:span><text:span text:style-name="T4_124"><text:s/></text:span><text:span text:style-name="T4_125">na</text:span><text:span text:style-name="T4_126"><text:s/></text:span><text:span text:style-name="T4_127">gry</text:span><text:span text:style-name="T4_128">,<text:s/></text:span><text:span text:style-name="T4_129">bo</text:span><text:span text:style-name="T4_130"><text:s/></text:span><text:span text:style-name="T4_131">salą</text:span><text:span text:style-name="T4_132"><text:s/></text:span><text:span text:style-name="T4_133">tego</text:span><text:span text:style-name="T4_134"><text:s/></text:span><text:span text:style-name="T4_135">nie</text:span><text:span text:style-name="T4_136"><text:s/></text:span><text:span text:style-name="T4_137">można</text:span><text:span text:style-name="T4_138"><text:s/></text:span><text:span text:style-name="T4_139">nazwać</text:span><text:span text:style-name="T4_140">.<text:s/></text:span><text:span text:style-name="T4_141">Kawałek</text:span><text:span text:style-name="T4_142"><text:s/></text:span><text:span text:style-name="T4_143">korytarza</text:span><text:span text:style-name="T4_144">,<text:s/></text:span><text:span text:style-name="T4_145">gdzie</text:span><text:span text:style-name="T4_146"><text:s/></text:span><text:span text:style-name="T4_147">były</text:span><text:span text:style-name="T4_148"><text:s/></text:span><text:span text:style-name="T4_149">postawione</text:span><text:span text:style-name="T4_150"><text:s/></text:span><text:span text:style-name="T4_151">krzesła</text:span><text:span text:style-name="T4_152"><text:s/></text:span><text:span text:style-name="T4_153">i</text:span><text:span text:style-name="T4_154"><text:s/></text:span><text:span text:style-name="T4_155">dwa</text:span><text:span text:style-name="T4_156"><text:s/></text:span><text:span text:style-name="T4_157">telewizory</text:span><text:span text:style-name="T4_158">,<text:s/></text:span><text:span text:style-name="T4_159">do</text:span><text:span text:style-name="T4_160"><text:s/></text:span><text:span text:style-name="T4_161">których</text:span><text:span text:style-name="T4_162"><text:s/></text:span><text:span text:style-name="T4_163">podłączono</text:span><text:span text:style-name="T4_164"><text:s/></text:span><text:span text:style-name="T4_165">konsole</text:span><text:span text:style-name="T4_166">.<text:s/></text:span><text:span text:style-name="T4_167">Jeżeli</text:span><text:span text:style-name="T4_168"><text:s/></text:span><text:span text:style-name="T4_169">wydaje</text:span><text:span text:style-name="T4_170"><text:s/></text:span><text:span text:style-name="T4_171">się</text:span><text:span text:style-name="T4_172">,<text:s/></text:span><text:span text:style-name="T4_173">że</text:span><text:span text:style-name="T4_174"><text:s/></text:span><text:span text:style-name="T4_175">czegoś</text:span><text:span text:style-name="T4_176"><text:s/></text:span><text:span text:style-name="T4_177">w</text:span><text:span text:style-name="T4_178"><text:s/></text:span><text:span text:style-name="T4_179">tym</text:span><text:span text:style-name="T4_180"><text:s/></text:span><text:span text:style-name="T4_181">opisie</text:span><text:span text:style-name="T4_182"><text:s/></text:span><text:span text:style-name="T4_183">brakuje</text:span><text:span text:style-name="T4_184">,<text:s/></text:span><text:span text:style-name="T4_185">to</text:span><text:span text:style-name="T4_186"><text:s/></text:span><text:span text:style-name="T4_187">zapewne</text:span><text:span text:style-name="T4_188"><text:s/></text:span><text:span text:style-name="T4_189">chodzi</text:span><text:span text:style-name="T4_190"><text:s/></text:span><text:span text:style-name="T4_191">wam</text:span><text:span text:style-name="T4_192"><text:s/></text:span><text:span text:style-name="T4_193">o</text:span><text:span text:style-name="T4_194"><text:s/></text:span><text:span text:style-name="T4_195">stoły</text:span><text:span text:style-name="T4_196">.<text:s/></text:span><text:span text:style-name="T4_197">A</text:span><text:span text:style-name="T4_198"><text:s/></text:span><text:span text:style-name="T4_199">tych</text:span><text:span text:style-name="T4_200"><text:s/></text:span><text:span text:style-name="T4_201">w</text:span><text:span text:style-name="T4_202"><text:s/></text:span><text:span text:style-name="T4_203">ogóle</text:span><text:span text:style-name="T4_204"><text:s/></text:span><text:span text:style-name="T4_205">tam</text:span><text:span text:style-name="T4_206"><text:s/></text:span><text:span text:style-name="T4_207">nie</text:span><text:span text:style-name="T4_208"><text:s/></text:span><text:span text:style-name="T4_209">było</text:span><text:span text:style-name="T4_210">.<text:s/></text:span><text:span text:style-name="T4_211">Jakiekolwiek</text:span><text:span text:style-name="T4_212"><text:s/></text:span><text:span text:style-name="T4_213">rozgrywki</text:span><text:span text:style-name="T4_214"><text:s/></text:span><text:span text:style-name="T4_215">MLP</text:span><text:span text:style-name="T4_216">:</text:span><text:span text:style-name="T4_217">CCG</text:span><text:span text:style-name="T4_218"><text:s/></text:span><text:span text:style-name="T4_219">wyglądały</text:span><text:span text:style-name="T4_220"><text:s/></text:span><text:span text:style-name="T4_221">naprawdę</text:span><text:span text:style-name="T4_222"><text:s/></text:span><text:span text:style-name="T4_223">karkołomnie</text:span><text:span text:style-name="T4_224">,<text:s/></text:span><text:span text:style-name="T4_225">bo</text:span><text:span text:style-name="T4_226"><text:s/></text:span><text:span text:style-name="T4_227">gracze</text:span><text:span text:style-name="T4_228"><text:s/></text:span><text:span text:style-name="T4_229">musieli</text:span><text:span text:style-name="T4_230"><text:s/></text:span><text:span text:style-name="T4_231">się</text:span><text:span text:style-name="T4_232"><text:s/></text:span><text:span text:style-name="T4_233">ratować</text:span><text:span text:style-name="T4_234">,<text:s/></text:span><text:span text:style-name="T4_235">używając</text:span><text:span text:style-name="T4_236"><text:s/></text:span><text:span text:style-name="T4_237">krzeseł</text:span><text:span text:style-name="T4_238">,<text:s/></text:span><text:span text:style-name="T4_239">aby</text:span><text:span text:style-name="T4_240"><text:s/></text:span><text:span text:style-name="T4_241">mogli</text:span><text:span text:style-name="T4_242"><text:s/></text:span><text:span text:style-name="T4_243">gdziekolwiek</text:span><text:span text:style-name="T4_244"><text:s/></text:span><text:span text:style-name="T4_245">położyć</text:span><text:span text:style-name="T4_246"><text:s/></text:span><text:span text:style-name="T4_247">karty</text:span><text:span text:style-name="T4_248">.<text:s/></text:span><text:span text:style-name="T4_249">Jednak</text:span><text:span text:style-name="T4_250"><text:s/></text:span><text:span text:style-name="T4_251">to</text:span><text:span text:style-name="T4_252">,<text:s/></text:span><text:span text:style-name="T4_253">co</text:span><text:span text:style-name="T4_254"><text:s/></text:span><text:span text:style-name="T4_255">okazało</text:span><text:span text:style-name="T4_256"><text:s/></text:span><text:span text:style-name="T4_257">się</text:span><text:span text:style-name="T4_258"><text:s/></text:span><text:span text:style-name="T4_259">największą</text:span><text:span text:style-name="T4_260"><text:s/></text:span><text:span text:style-name="T4_261">zaletą</text:span><text:span text:style-name="T4_262"><text:s/></text:span><text:span text:style-name="T4_263">budynku</text:span><text:span text:style-name="T4_264">,<text:s/></text:span><text:span text:style-name="T4_265">nie</text:span><text:span text:style-name="T4_266"><text:s/></text:span><text:span text:style-name="T4_267">ujawniło</text:span><text:span text:style-name="T4_268"><text:s/></text:span><text:span text:style-name="T4_269">się</text:span><text:span text:style-name="T4_270"><text:s/></text:span><text:span text:style-name="T4_271">od</text:span><text:span text:style-name="T4_272"><text:s/></text:span><text:span text:style-name="T4_273">razu</text:span><text:span text:style-name="T4_274">,<text:s/></text:span><text:span text:style-name="T4_275">ale</text:span><text:span text:style-name="T4_276"><text:s/></text:span><text:span text:style-name="T4_277">dopiero</text:span><text:span text:style-name="T4_278"><text:s/></text:span><text:span text:style-name="T4_279">około</text:span><text:span text:style-name="T4_280"><text:s/>12.<text:s/></text:span><text:span text:style-name="T4_281">Była</text:span><text:span text:style-name="T4_282"><text:s/></text:span><text:span text:style-name="T4_283">to</text:span><text:span text:style-name="T4_284"><text:s/></text:span><text:span text:style-name="T4_285">klimatyzacja</text:span><text:span text:style-name="T4_286">.<text:s/></text:span><text:span text:style-name="T4_287">Przy</text:span><text:span text:style-name="T4_288"><text:s/></text:span><text:span text:style-name="T4_289">temperaturze</text:span><text:span text:style-name="T4_290"><text:s/></text:span><text:span text:style-name="T4_291">przekraczającej</text:span><text:span text:style-name="T4_292"><text:s/>30<text:s/></text:span><text:span text:style-name="T4_293">stopni</text:span><text:span text:style-name="T4_294"><text:s/></text:span><text:span text:style-name="T4_295">i</text:span><text:span text:style-name="T4_296"><text:s/></text:span><text:span text:style-name="T4_297">wielkich</text:span><text:span text:style-name="T4_298"><text:s/></text:span><text:span text:style-name="T4_299">oknach</text:span><text:span text:style-name="T4_300"><text:s/></text:span><text:span text:style-name="T4_301">bez</text:span><text:span text:style-name="T4_302"><text:s/></text:span><text:span text:style-name="T4_303">problemu</text:span><text:span text:style-name="T4_304"><text:s/></text:span><text:span text:style-name="T4_305">udawało</text:span><text:span text:style-name="T4_306"><text:s/></text:span><text:span text:style-name="T4_307">się</text:span><text:span text:style-name="T4_308"><text:s/></text:span><text:span text:style-name="T4_309">utrzymać</text:span><text:span text:style-name="T4_310"><text:s/></text:span><text:span text:style-name="T4_311">przyjemną</text:span><text:span text:style-name="T4_312"><text:s/></text:span><text:span text:style-name="T4_313">temperaturę</text:span><text:span text:style-name="T4_314">.<text:s/></text:span></text:p>
      <text:p text:style-name="P5"><text:span text:style-name="T5_1">A</text:span><text:span text:style-name="T5_2"><text:s/></text:span><text:span text:style-name="T5_3">było</text:span><text:span text:style-name="T5_4"><text:s/></text:span><text:span text:style-name="T5_5">to</text:span><text:span text:style-name="T5_6"><text:s/></text:span><text:span text:style-name="T5_7">potrzebne</text:span><text:span text:style-name="T5_8"><text:s/></text:span><text:span text:style-name="T5_9">przy</text:span><text:span text:style-name="T5_10"><text:s/></text:span><text:span text:style-name="T5_11">chaosie</text:span><text:span text:style-name="T5_12">,<text:s/></text:span><text:span text:style-name="T5_13">jaki</text:span><text:span text:style-name="T5_14"><text:s/></text:span><text:span text:style-name="T5_15">się</text:span><text:span text:style-name="T5_16"><text:s/></text:span><text:span text:style-name="T5_17">wdarł</text:span><text:span text:style-name="T5_18"><text:s/></text:span><text:span text:style-name="T5_19">w</text:span><text:span text:style-name="T5_20"><text:s/></text:span><text:span text:style-name="T5_21">rozpiskę</text:span><text:span text:style-name="T5_22">.<text:s/></text:span><text:span text:style-name="T5_23">Panele</text:span><text:span text:style-name="T5_24"><text:s/></text:span><text:span text:style-name="T5_25">były</text:span><text:span text:style-name="T5_26"><text:s/></text:span><text:span text:style-name="T5_27">opóźniane</text:span><text:span text:style-name="T5_28">,<text:s/></text:span><text:span text:style-name="T5_29">przenoszone</text:span><text:span text:style-name="T5_30">,<text:s/></text:span><text:span text:style-name="T5_31">a</text:span><text:span text:style-name="T5_32"><text:s/></text:span><text:span text:style-name="T5_33">niektóre</text:span><text:span text:style-name="T5_34"><text:s/></text:span><text:span text:style-name="T5_35">chyba</text:span><text:span text:style-name="T5_36"><text:s/></text:span><text:span text:style-name="T5_37">nawet</text:span><text:span text:style-name="T5_38"><text:s/></text:span><text:span text:style-name="T5_39">się</text:span><text:span text:style-name="T5_40"><text:s/></text:span><text:span text:style-name="T5_41">nie</text:span><text:span text:style-name="T5_42"><text:s/></text:span><text:span text:style-name="T5_43">odbyły</text:span><text:span text:style-name="T5_44">.<text:s/></text:span><text:span text:style-name="T5_45">Najbezpieczniejszą</text:span><text:span text:style-name="T5_46"><text:s/></text:span><text:span text:style-name="T5_47">taktyką</text:span><text:span text:style-name="T5_48"><text:s/></text:span><text:span text:style-name="T5_49">było</text:span><text:span text:style-name="T5_50"><text:s/></text:span><text:span text:style-name="T5_51">osobiste</text:span><text:span text:style-name="T5_52"><text:s/></text:span><text:span text:style-name="T5_53">weryfikowanie</text:span><text:span text:style-name="T5_54">,<text:s/></text:span><text:span text:style-name="T5_55">co</text:span><text:span text:style-name="T5_56"><text:s/></text:span><text:span text:style-name="T5_57">się</text:span><text:span text:style-name="T5_58"><text:s/></text:span><text:span text:style-name="T5_59">dzieje</text:span><text:span text:style-name="T5_60"><text:s/></text:span><text:span text:style-name="T5_61">w</text:span><text:span text:style-name="T5_62"><text:s/></text:span><text:span text:style-name="T5_63">sali</text:span><text:span text:style-name="T5_64"><text:s/></text:span><text:span text:style-name="T5_65">oraz</text:span><text:span text:style-name="T5_66"><text:s/></text:span><text:span text:style-name="T5_67">słuchanie</text:span><text:span text:style-name="T5_68"><text:s/></text:span><text:span text:style-name="T5_69">ogłoszeń</text:span><text:span text:style-name="T5_70"><text:s/></text:span><text:span text:style-name="T5_71">organizatorów</text:span><text:span text:style-name="T5_72"><text:s/></text:span><text:span text:style-name="T5_73">i</text:span><text:span text:style-name="T5_74"><text:s/></text:span><text:span text:style-name="T5_75">helperów</text:span><text:span text:style-name="T5_76">,<text:s/></text:span><text:span text:style-name="T5_77">które</text:span><text:span text:style-name="T5_78"><text:s/></text:span><text:span text:style-name="T5_79">były</text:span><text:span text:style-name="T5_80"><text:s/></text:span><text:span text:style-name="T5_81">wygłaszane</text:span><text:span text:style-name="T5_82"><text:s/></text:span><text:span text:style-name="T5_83">przez</text:span><text:span text:style-name="T5_84"><text:s/></text:span><text:span text:style-name="T5_85">megafon</text:span><text:span text:style-name="T5_86">.<text:s/></text:span><text:span text:style-name="T5_87">Dobrze</text:span><text:span text:style-name="T5_88"><text:s/></text:span><text:span text:style-name="T5_89">bawiłem</text:span><text:span text:style-name="T5_90"><text:s/></text:span><text:span text:style-name="T5_91">się</text:span><text:span text:style-name="T5_92"><text:s/></text:span><text:span text:style-name="T5_93">na</text:span><text:span text:style-name="T5_94"><text:s/></text:span><text:span text:style-name="T5_95">panelach</text:span><text:span text:style-name="T5_96">,<text:s/></text:span><text:span text:style-name="T5_97">gdzie</text:span><text:span text:style-name="T5_98"><text:s/></text:span><text:span text:style-name="T5_99">albo</text:span><text:span text:style-name="T5_100"><text:s/></text:span><text:span text:style-name="T5_101">były</text:span><text:span text:style-name="T5_102"><text:s/></text:span><text:span text:style-name="T5_103">wywiady</text:span><text:span text:style-name="T5_104"><text:s/></text:span><text:span text:style-name="T5_105">z</text:span><text:span text:style-name="T5_106"><text:s/></text:span><text:span text:style-name="T5_107">gośćmi</text:span><text:span text:style-name="T5_108">,<text:s/></text:span><text:span text:style-name="T5_109">albo</text:span><text:span text:style-name="T5_110"><text:s/></text:span><text:span text:style-name="T5_111">oni</text:span><text:span text:style-name="T5_112"><text:s/></text:span><text:span text:style-name="T5_113">sami</text:span><text:span text:style-name="T5_114"><text:s/></text:span><text:span text:style-name="T5_115">mieli</text:span><text:span text:style-name="T5_116"><text:s/></text:span><text:span text:style-name="T5_117">okazję</text:span><text:span text:style-name="T5_118"><text:s/></text:span><text:span text:style-name="T5_119">coś</text:span><text:span text:style-name="T5_120"><text:s/></text:span><text:span text:style-name="T5_121">o</text:span><text:span text:style-name="T5_122"><text:s/></text:span><text:span text:style-name="T5_123">sobie</text:span><text:span text:style-name="T5_124"><text:s/></text:span><text:span text:style-name="T5_125">opowiedzieć</text:span><text:span text:style-name="T5_126">.<text:s/></text:span><text:span text:style-name="T5_127">Zawsze</text:span><text:span text:style-name="T5_128"><text:s/></text:span><text:span text:style-name="T5_129">można</text:span><text:span text:style-name="T5_130"><text:s/></text:span><text:span text:style-name="T5_131">się</text:span><text:span text:style-name="T5_132"><text:s/></text:span><text:span text:style-name="T5_133">wtedy</text:span><text:span text:style-name="T5_134"><text:s/></text:span><text:span text:style-name="T5_135">dowiedzieć</text:span><text:span text:style-name="T5_136"><text:s/></text:span><text:span text:style-name="T5_137">różnych</text:span><text:span text:style-name="T5_138"><text:s/></text:span><text:span text:style-name="T5_139">ciekawostek</text:span><text:span text:style-name="T5_140">.<text:s/></text:span></text:p>
      <text:p text:style-name="P6"><text:span text:style-name="T6_1">To</text:span><text:span text:style-name="T6_2">,<text:s/></text:span><text:span text:style-name="T6_3">na</text:span><text:span text:style-name="T6_4"><text:s/></text:span><text:span text:style-name="T6_5">co</text:span><text:span text:style-name="T6_6"><text:s/></text:span><text:span text:style-name="T6_7">wszyscy</text:span><text:span text:style-name="T6_8"><text:s/></text:span><text:span text:style-name="T6_9">czekali</text:span><text:span text:style-name="T6_10">,<text:s/></text:span><text:span text:style-name="T6_11">to</text:span><text:span text:style-name="T6_12"><text:s/></text:span><text:span text:style-name="T6_13">koncerty</text:span><text:span text:style-name="T6_14">,<text:s/></text:span><text:span text:style-name="T6_15">a</text:span><text:span text:style-name="T6_16"><text:s/></text:span><text:span text:style-name="T6_17">tutaj</text:span><text:span text:style-name="T6_18"><text:s/></text:span><text:span text:style-name="T6_19">nie</text:span><text:span text:style-name="T6_20"><text:s/></text:span><text:span text:style-name="T6_21">wszystko</text:span><text:span text:style-name="T6_22"><text:s/></text:span><text:span text:style-name="T6_23">pykło</text:span><text:span text:style-name="T6_24">.<text:s/></text:span><text:span text:style-name="T6_25">A</text:span><text:span text:style-name="T6_26"><text:s/></text:span><text:span text:style-name="T6_27">dokładniej</text:span><text:span text:style-name="T6_28"><text:s/></text:span><text:span text:style-name="T6_29">koncert</text:span><text:span text:style-name="T6_30"><text:s/></text:span><text:span text:style-name="T6_31">Przewalskich</text:span><text:span text:style-name="T6_32"><text:s/></text:span><text:span text:style-name="T6_33">wypadł</text:span><text:span text:style-name="T6_34"><text:s/></text:span><text:span text:style-name="T6_35">akurat</text:span><text:span text:style-name="T6_36"><text:s/></text:span><text:span text:style-name="T6_37">w</text:span><text:span text:style-name="T6_38"><text:s/></text:span><text:span text:style-name="T6_39">trakcie</text:span><text:span text:style-name="T6_40"><text:s/></text:span><text:span text:style-name="T6_41">meczu</text:span><text:span text:style-name="T6_42"><text:s/></text:span><text:span text:style-name="T6_43">Euro</text:span><text:span text:style-name="T6_44"><text:s/></text:span><text:span text:style-name="T6_45">Polska</text:span><text:span text:style-name="T6_46"><text:s/>–<text:s/></text:span><text:span text:style-name="T6_47">Szwajcaria</text:span><text:span text:style-name="T6_48">.<text:s/></text:span><text:span text:style-name="T6_49">Wprawdzie</text:span><text:span text:style-name="T6_50"><text:s/></text:span><text:span text:style-name="T6_51">nie</text:span><text:span text:style-name="T6_52"><text:s/></text:span><text:span text:style-name="T6_53">skończyło</text:span><text:span text:style-name="T6_54"><text:s/></text:span><text:span text:style-name="T6_55">się</text:span><text:span text:style-name="T6_56"><text:s/></text:span><text:span text:style-name="T6_57">to</text:span><text:span text:style-name="T6_58"><text:s/></text:span><text:span text:style-name="T6_59">totalnymi</text:span><text:span text:style-name="T6_60"><text:s/></text:span><text:span text:style-name="T6_61">pustkami</text:span><text:span text:style-name="T6_62"><text:s/></text:span><text:span text:style-name="T6_63">na</text:span><text:span text:style-name="T6_64"><text:s/></text:span><text:span text:style-name="T6_65">sali</text:span><text:span text:style-name="T6_66">,<text:s/></text:span><text:span text:style-name="T6_67">ale</text:span><text:span text:style-name="T6_68"><text:s/></text:span><text:span text:style-name="T6_69">gdzieś</text:span><text:span text:style-name="T6_70"><text:s/></text:span><text:span text:style-name="T6_71">tak</text:span><text:span text:style-name="T6_72"><text:s/></text:span><text:span text:style-name="T6_73">połowa</text:span><text:span text:style-name="T6_74"><text:s/></text:span><text:span text:style-name="T6_75">z</text:span><text:span text:style-name="T6_76"><text:s/></text:span><text:span text:style-name="T6_77">uczestników</text:span><text:span text:style-name="T6_78"><text:s/></text:span><text:span text:style-name="T6_79">wolała</text:span><text:span text:style-name="T6_80"><text:s/></text:span><text:span text:style-name="T6_81">przeżywać</text:span><text:span text:style-name="T6_82"><text:s/></text:span><text:span text:style-name="T6_83">stan</text:span><text:span text:style-name="T6_84"><text:s/></text:span><text:span text:style-name="T6_85">przedzawałowy</text:span><text:span text:style-name="T6_86"><text:s/></text:span><text:span text:style-name="T6_87">w</text:span><text:span text:style-name="T6_88"><text:s/>„</text:span><text:span text:style-name="T6_89">strefie</text:span><text:span text:style-name="T6_90"><text:s/></text:span><text:span text:style-name="T6_91">kibica</text:span><text:span text:style-name="T6_92">”.<text:s/></text:span><text:span text:style-name="T6_93">Potem</text:span><text:span text:style-name="T6_94"><text:s/></text:span><text:span text:style-name="T6_95">było</text:span><text:span text:style-name="T6_96"><text:s/></text:span><text:span text:style-name="T6_97">już</text:span><text:span text:style-name="T6_98"><text:s/></text:span><text:span text:style-name="T6_99">lepiej</text:span><text:span text:style-name="T6_100">.<text:s/></text:span><text:span text:style-name="T6_101">Acousticbrony</text:span><text:span text:style-name="T6_102">,<text:s/></text:span><text:span text:style-name="T6_103">a</text:span><text:span text:style-name="T6_104"><text:s/></text:span><text:span text:style-name="T6_105">właściwie</text:span><text:span text:style-name="T6_106"><text:s/></text:span><text:span text:style-name="T6_107">Re</text:span><text:span text:style-name="T6_108">:</text:span><text:span text:style-name="T6_109">Make</text:span><text:span text:style-name="T6_110">,<text:s/></text:span><text:span text:style-name="T6_111">najpierw</text:span><text:span text:style-name="T6_112"><text:s/></text:span><text:span text:style-name="T6_113">ściągnęli</text:span><text:span text:style-name="T6_114"><text:s/></text:span><text:span text:style-name="T6_115">publiczność</text:span><text:span text:style-name="T6_116"><text:s/></text:span><text:span text:style-name="T6_117">pod</text:span><text:span text:style-name="T6_118"><text:s/></text:span><text:span text:style-name="T6_119">scenę</text:span><text:span text:style-name="T6_120">,<text:s/></text:span><text:span text:style-name="T6_121">a</text:span><text:span text:style-name="T6_122"><text:s/></text:span><text:span text:style-name="T6_123">następnie</text:span><text:span text:style-name="T6_124"><text:s/></text:span><text:span text:style-name="T6_125">zamiast</text:span><text:span text:style-name="T6_126"><text:s/></text:span><text:span text:style-name="T6_127">dać</text:span><text:span text:style-name="T6_128"><text:s/></text:span><text:span text:style-name="T6_129">zwyczajny</text:span><text:span text:style-name="T6_130"><text:s/></text:span><text:span text:style-name="T6_131">koncert</text:span><text:span text:style-name="T6_132"><text:s/></text:span><text:span text:style-name="T6_133">starych</text:span><text:span text:style-name="T6_134"><text:s/></text:span><text:span text:style-name="T6_135">i</text:span><text:span text:style-name="T6_136"><text:s/></text:span><text:span text:style-name="T6_137">nowych</text:span><text:span text:style-name="T6_138"><text:s/></text:span><text:span text:style-name="T6_139">kawałków</text:span><text:span text:style-name="T6_140">,<text:s/></text:span><text:span text:style-name="T6_141">zaczęli</text:span><text:span text:style-name="T6_142"><text:s/></text:span><text:span text:style-name="T6_143">bawić</text:span><text:span text:style-name="T6_144"><text:s/></text:span><text:span text:style-name="T6_145">się</text:span><text:span text:style-name="T6_146"><text:s/></text:span><text:span text:style-name="T6_147">muzyką</text:span><text:span text:style-name="T6_148">.<text:s/></text:span><text:span text:style-name="T6_149">Na</text:span><text:span text:style-name="T6_150"><text:s/></text:span><text:span text:style-name="T6_151">żywo</text:span><text:span text:style-name="T6_152"><text:s/></text:span><text:span text:style-name="T6_153">przerabiali</text:span><text:span text:style-name="T6_154"><text:s/></text:span><text:span text:style-name="T6_155">i</text:span><text:span text:style-name="T6_156"><text:s/></text:span><text:span text:style-name="T6_157">tworzyli</text:span><text:span text:style-name="T6_158"><text:s/></text:span><text:span text:style-name="T6_159">utwory</text:span><text:span text:style-name="T6_160">,<text:s/></text:span><text:span text:style-name="T6_161">przy</text:span><text:span text:style-name="T6_162"><text:s/></text:span><text:span text:style-name="T6_163">których</text:span><text:span text:style-name="T6_164"><text:s/></text:span><text:span text:style-name="T6_165">bawiła</text:span><text:span text:style-name="T6_166"><text:s/></text:span><text:span text:style-name="T6_167">się</text:span><text:span text:style-name="T6_168"><text:s/></text:span><text:span text:style-name="T6_169">publiczność</text:span><text:span text:style-name="T6_170">.<text:s/></text:span><text:span text:style-name="T6_171">Nie</text:span><text:span text:style-name="T6_172"><text:s/></text:span><text:span text:style-name="T6_173">stronili</text:span><text:span text:style-name="T6_174"><text:s/></text:span><text:span text:style-name="T6_175">także</text:span><text:span text:style-name="T6_176"><text:s/></text:span><text:span text:style-name="T6_177">od</text:span><text:span text:style-name="T6_178"><text:s/></text:span><text:span text:style-name="T6_179">karkołomnych</text:span><text:span text:style-name="T6_180"><text:s/></text:span><text:span text:style-name="T6_181">pomysłów</text:span><text:span text:style-name="T6_182">,<text:s/></text:span><text:span text:style-name="T6_183">jakie</text:span><text:span text:style-name="T6_184"><text:s/></text:span><text:span text:style-name="T6_185">podsuwali</text:span><text:span text:style-name="T6_186"><text:s/></text:span><text:span text:style-name="T6_187">ludzie</text:span><text:span text:style-name="T6_188"><text:s/></text:span><text:span text:style-name="T6_189">pod</text:span><text:span text:style-name="T6_190"><text:s/></text:span><text:span text:style-name="T6_191">sceną</text:span><text:span text:style-name="T6_192">.<text:s/></text:span><text:span text:style-name="T6_193">Gdy</text:span><text:span text:style-name="T6_194"><text:s/></text:span><text:span text:style-name="T6_195">widownia</text:span><text:span text:style-name="T6_196"><text:s/></text:span><text:span text:style-name="T6_197">została</text:span><text:span text:style-name="T6_198"><text:s/></text:span><text:span text:style-name="T6_199">już</text:span><text:span text:style-name="T6_200"><text:s/></text:span><text:span text:style-name="T6_201">wprowadzono</text:span><text:span text:style-name="T6_202"><text:s/></text:span><text:span text:style-name="T6_203">w</text:span><text:span text:style-name="T6_204"><text:s/></text:span><text:span text:style-name="T6_205">odpowiednio</text:span><text:span text:style-name="T6_206"><text:s/></text:span><text:span text:style-name="T6_207">zabawowy</text:span><text:span text:style-name="T6_208"><text:s/></text:span><text:span text:style-name="T6_209">nastrój</text:span><text:span text:style-name="T6_210">,<text:s/></text:span><text:span text:style-name="T6_211">nastąpił</text:span><text:span text:style-name="T6_212"><text:s/></text:span><text:span text:style-name="T6_213">wyczekiwany</text:span><text:span text:style-name="T6_214"><text:s/></text:span><text:span text:style-name="T6_215">najważniejszy</text:span><text:span text:style-name="T6_216"><text:s/></text:span><text:span text:style-name="T6_217">występ</text:span><text:span text:style-name="T6_218"><text:s/></text:span><text:span text:style-name="T6_219">tego</text:span><text:span text:style-name="T6_220"><text:s/></text:span><text:span text:style-name="T6_221">wieczoru</text:span><text:span text:style-name="T6_222">,<text:s/></text:span><text:span text:style-name="T6_223">czyli</text:span><text:span text:style-name="T6_224"><text:s/></text:span><text:span text:style-name="T6_225">Michelle</text:span><text:span text:style-name="T6_226"><text:s/></text:span><text:span text:style-name="T6_227">Creber</text:span><text:span text:style-name="T6_228"><text:s/></text:span><text:span text:style-name="T6_229">i</text:span><text:span text:style-name="T6_230"><text:s/></text:span><text:span text:style-name="T6_231">Black</text:span><text:span text:style-name="T6_232"><text:s/></text:span><text:span text:style-name="T6_233">Gryph</text:span><text:span text:style-name="T6_234">0</text:span><text:span text:style-name="T6_235">n</text:span><text:span text:style-name="T6_236">.<text:s/></text:span><text:span text:style-name="T6_237">Dali</text:span><text:span text:style-name="T6_238"><text:s/></text:span><text:span text:style-name="T6_239">popis</text:span><text:span text:style-name="T6_240"><text:s/></text:span><text:span text:style-name="T6_241">swoich</text:span><text:span text:style-name="T6_242"><text:s/></text:span><text:span text:style-name="T6_243">najlepszych</text:span><text:span text:style-name="T6_244"><text:s/></text:span><text:span text:style-name="T6_245">utworów</text:span><text:span text:style-name="T6_246">,<text:s/></text:span><text:span text:style-name="T6_247">wciągając</text:span><text:span text:style-name="T6_248"><text:s/></text:span><text:span text:style-name="T6_249">publiczność</text:span><text:span text:style-name="T6_250"><text:s/></text:span><text:span text:style-name="T6_251">do</text:span><text:span text:style-name="T6_252"><text:s/></text:span><text:span text:style-name="T6_253">zabawy</text:span><text:span text:style-name="T6_254"><text:s/></text:span><text:span text:style-name="T6_255">czy</text:span><text:span text:style-name="T6_256"><text:s/></text:span><text:span text:style-name="T6_257">to</text:span><text:span text:style-name="T6_258"><text:s/></text:span><text:span text:style-name="T6_259">przez</text:span><text:span text:style-name="T6_260"><text:s/></text:span><text:span text:style-name="T6_261">wyciągnięcie</text:span><text:span text:style-name="T6_262"><text:s/></text:span><text:span text:style-name="T6_263">i</text:span><text:span text:style-name="T6_264"><text:s/></text:span><text:span text:style-name="T6_265">zapalenie</text:span><text:span text:style-name="T6_266"><text:s/></text:span><text:span text:style-name="T6_267">latarek</text:span><text:span text:style-name="T6_268"><text:s/></text:span><text:span text:style-name="T6_269">w</text:span><text:span text:style-name="T6_270"><text:s/></text:span><text:span text:style-name="T6_271">telefonach</text:span><text:span text:style-name="T6_272"><text:s/></text:span><text:span text:style-name="T6_273">do</text:span><text:span text:style-name="T6_274"><text:s/>„</text:span><text:span text:style-name="T6_275"><text:a xlink:type="simple" xlink:href="https://youtu.be/y4OLO_A5Sws"><text:span text:style-name="T6_276">So</text:span></text:a></text:span><text:span text:style-name="T6_277"><text:a xlink:type="simple" xlink:href="https://youtu.be/y4OLO_A5Sws"><text:span text:style-name="T6_278"><text:s/></text:span></text:a></text:span><text:span text:style-name="T6_279"><text:a xlink:type="simple" xlink:href="https://youtu.be/y4OLO_A5Sws"><text:span text:style-name="T6_280">Far</text:span></text:a></text:span><text:span text:style-name="T6_281"><text:a xlink:type="simple" xlink:href="https://youtu.be/y4OLO_A5Sws"><text:span text:style-name="T6_282"><text:s/></text:span></text:a></text:span><text:span text:style-name="T6_283"><text:a xlink:type="simple" xlink:href="https://youtu.be/y4OLO_A5Sws"><text:span text:style-name="T6_284">Away</text:span></text:a></text:span><text:span text:style-name="T6_285">”,<text:s/></text:span><text:span text:style-name="T6_286">czy</text:span><text:span text:style-name="T6_287"><text:s/></text:span><text:span text:style-name="T6_288">to</text:span><text:span text:style-name="T6_289"><text:s/></text:span><text:span text:style-name="T6_290">przez</text:span><text:span text:style-name="T6_291"><text:s/></text:span><text:span text:style-name="T6_292">wykonanie</text:span><text:span text:style-name="T6_293"><text:s/></text:span><text:span text:style-name="T6_294">efektownego</text:span><text:span text:style-name="T6_295"><text:s/></text:span><text:span text:style-name="T6_296">salta</text:span><text:span text:style-name="T6_297"><text:s/></text:span><text:span text:style-name="T6_298"><office:annotation><dc:creator/><text:p text:style-name="P7"><text:span text:style-name="T7_1">Nigdy</text:span><text:span text:style-name="T7_2"><text:s/></text:span><text:span text:style-name="T7_3">nie</text:span><text:span text:style-name="T7_4"><text:s/></text:span><text:span text:style-name="T7_5">ogarniam</text:span><text:span text:style-name="T7_6"><text:s/></text:span><text:span text:style-name="T7_7">jak</text:span><text:span text:style-name="T7_8"><text:s/></text:span><text:span text:style-name="T7_9">się</text:span><text:span text:style-name="T7_10"><text:s/></text:span><text:span text:style-name="T7_11">powinno</text:span><text:span text:style-name="T7_12"><text:s/></text:span><text:span text:style-name="T7_13">zapisywać</text:span><text:span text:style-name="T7_14"><text:s/></text:span><text:span text:style-name="T7_15">i</text:span><text:span text:style-name="T7_16"><text:s/></text:span><text:span text:style-name="T7_17">odmieniać</text:span><text:span text:style-name="T7_18"><text:s/></text:span><text:span text:style-name="T7_19">angielskie</text:span><text:span text:style-name="T7_20"><text:s/></text:span><text:span text:style-name="T7_21">imiona</text:span><text:span text:style-name="T7_22"><text:s/></text:span><text:span text:style-name="T7_23">i</text:span><text:span text:style-name="T7_24"><text:s/></text:span><text:span text:style-name="T7_25">nazwiska</text:span><text:span text:style-name="T7_26">.<text:s/></text:span><text:span text:style-name="T7_27">Oryginalnie</text:span><text:span text:style-name="T7_28"><text:s/></text:span><text:span text:style-name="T7_29">nazywa</text:span><text:span text:style-name="T7_30"><text:s/></text:span><text:span text:style-name="T7_31">się</text:span><text:span text:style-name="T7_32"><text:s/></text:span><text:span text:style-name="T7_33">on</text:span><text:span text:style-name="T7_34"><text:s/></text:span><text:span text:style-name="T7_35">Gabriel</text:span><text:span text:style-name="T7_36"><text:s/></text:span><text:span text:style-name="T7_37">Brown</text:span></text:p></office:annotation></text:span><text:span text:style-name="T7_38"><office:annotation><dc:creator/><text:p text:style-name="P8"><text:span text:style-name="T8_1">Tak</text:span><text:span text:style-name="T8_2"><text:s/></text:span><text:span text:style-name="T8_3">jest</text:span><text:span text:style-name="T8_4"><text:s/></text:span><text:span text:style-name="T8_5">dobrze</text:span></text:p></office:annotation></text:span><text:span text:style-name="T8_6">Gabriela</text:span><text:span text:style-name="T8_7"><text:s/></text:span><text:span text:style-name="T8_8">Browna</text:span><text:span text:style-name="T8_9">,<text:s/></text:span><text:span text:style-name="T8_10">który</text:span><text:span text:style-name="T8_11"><text:s/></text:span><text:span text:style-name="T8_12">wylądował</text:span><text:span text:style-name="T8_13"><text:s/></text:span><text:span text:style-name="T8_14">pośród</text:span><text:span text:style-name="T8_15"><text:s/></text:span><text:span text:style-name="T8_16">ludzi</text:span><text:span text:style-name="T8_17"><text:s/></text:span><text:span text:style-name="T8_18">i</text:span><text:span text:style-name="T8_19"><text:s/></text:span><text:span text:style-name="T8_20">stamtąd</text:span><text:span text:style-name="T8_21"><text:s/></text:span><text:span text:style-name="T8_22">śpiewał</text:span><text:span text:style-name="T8_23"><text:s/></text:span><text:span text:style-name="T8_24">dalszą</text:span><text:span text:style-name="T8_25"><text:s/></text:span><text:span text:style-name="T8_26">cześć</text:span><text:span text:style-name="T8_27"><text:s/></text:span><text:span text:style-name="T8_28">utworu</text:span><text:span text:style-name="T8_29">.<text:s/></text:span><text:span text:style-name="T8_30">Koncert</text:span><text:span text:style-name="T8_31"><text:s/></text:span><text:span text:style-name="T8_32">bez</text:span><text:span text:style-name="T8_33"><text:s/></text:span><text:span text:style-name="T8_34">dwóch</text:span><text:span text:style-name="T8_35"><text:s/></text:span><text:span text:style-name="T8_36">zdań</text:span><text:span text:style-name="T8_37"><text:s/></text:span><text:span text:style-name="T8_38">był</text:span><text:span text:style-name="T8_39"><text:s/></text:span><text:span text:style-name="T8_40">najlepszą</text:span><text:span text:style-name="T8_41"><text:s/></text:span><text:span text:style-name="T8_42">atrakcją</text:span><text:span text:style-name="T8_43">.<text:s/></text:span><text:span text:style-name="T8_44">Przyjemnie</text:span><text:span text:style-name="T8_45"><text:s/></text:span><text:span text:style-name="T8_46">było</text:span><text:span text:style-name="T8_47"><text:s/></text:span><text:span text:style-name="T8_48">znów</text:span><text:span text:style-name="T8_49"><text:s/></text:span><text:span text:style-name="T8_50">pobawić</text:span><text:span text:style-name="T8_51"><text:s/></text:span><text:span text:style-name="T8_52">się</text:span><text:span text:style-name="T8_53"><text:s/></text:span><text:span text:style-name="T8_54">przy</text:span><text:span text:style-name="T8_55"><text:s/></text:span><text:span text:style-name="T8_56">fandomowej</text:span><text:span text:style-name="T8_57"><text:s/></text:span><text:span text:style-name="T8_58">muzyce</text:span><text:span text:style-name="T8_59">.<text:s/></text:span></text:p>
      <text:p text:style-name="P9"><text:span text:style-name="T9_1">Drugi</text:span><text:span text:style-name="T9_2"><text:s/></text:span><text:span text:style-name="T9_3">dzień</text:span><text:span text:style-name="T9_4"><text:s/></text:span><text:span text:style-name="T9_5">przebiegał</text:span><text:span text:style-name="T9_6"><text:s/></text:span><text:span text:style-name="T9_7">głównie</text:span><text:span text:style-name="T9_8"><text:s/></text:span><text:span text:style-name="T9_9">na</text:span><text:span text:style-name="T9_10"><text:s/></text:span><text:span text:style-name="T9_11">odpoczywaniu</text:span><text:span text:style-name="T9_12"><text:s/></text:span><text:span text:style-name="T9_13">po</text:span><text:span text:style-name="T9_14"><text:s/></text:span><text:span text:style-name="T9_15">wieczornych</text:span><text:span text:style-name="T9_16"><text:s/></text:span><text:span text:style-name="T9_17">i</text:span><text:span text:style-name="T9_18"><text:s/></text:span><text:span text:style-name="T9_19">nocnych</text:span><text:span text:style-name="T9_20"><text:s/></text:span><text:span text:style-name="T9_21">przygodach</text:span><text:span text:style-name="T9_22">.<text:s/></text:span><text:span text:style-name="T9_23">Panele</text:span><text:span text:style-name="T9_24"><text:s/></text:span><text:span text:style-name="T9_25">tego</text:span><text:span text:style-name="T9_26"><text:s/></text:span><text:span text:style-name="T9_27">dnia</text:span><text:span text:style-name="T9_28"><text:s/></text:span><text:span text:style-name="T9_29">związane</text:span><text:span text:style-name="T9_30"><text:s/></text:span><text:span text:style-name="T9_31">były</text:span><text:span text:style-name="T9_32"><text:s/></text:span><text:span text:style-name="T9_33">głównie</text:span><text:span text:style-name="T9_34"><text:s/></text:span><text:span text:style-name="T9_35">z</text:span><text:span text:style-name="T9_36"><text:s/></text:span><text:span text:style-name="T9_37">gośćmi</text:span><text:span text:style-name="T9_38">,<text:s/></text:span><text:span text:style-name="T9_39">czy</text:span><text:span text:style-name="T9_40"><text:s/></text:span><text:span text:style-name="T9_41">to</text:span><text:span text:style-name="T9_42"><text:s/></text:span><text:span text:style-name="T9_43">przez</text:span><text:span text:style-name="T9_44"><text:s/></text:span><text:span text:style-name="T9_45">jakieś</text:span><text:span text:style-name="T9_46"><text:s/></text:span><text:span text:style-name="T9_47">rozmowy</text:span><text:span text:style-name="T9_48">,<text:s/></text:span><text:span text:style-name="T9_49">czy</text:span><text:span text:style-name="T9_50"><text:s/></text:span><text:span text:style-name="T9_51">to</text:span><text:span text:style-name="T9_52"><text:s/></text:span><text:span text:style-name="T9_53">przez</text:span><text:span text:style-name="T9_54"><text:s/></text:span><text:span text:style-name="T9_55">luźne</text:span><text:span text:style-name="T9_56"><text:s/></text:span><text:span text:style-name="T9_57">muzyczne</text:span><text:span text:style-name="T9_58"><text:s/></text:span><text:span text:style-name="T9_59">granie</text:span><text:span text:style-name="T9_60">.<text:s/></text:span><text:span text:style-name="T9_61">Niestety</text:span><text:span text:style-name="T9_62">,<text:s/></text:span><text:span text:style-name="T9_63">muszę</text:span><text:span text:style-name="T9_64"><text:s/></text:span><text:span text:style-name="T9_65">znów</text:span><text:span text:style-name="T9_66"><text:s/></text:span><text:span text:style-name="T9_67">wnieść</text:span><text:span text:style-name="T9_68"><text:s/></text:span><text:span text:style-name="T9_69">spore</text:span><text:span text:style-name="T9_70"><text:s/></text:span><text:span text:style-name="T9_71">zastrzeżenia</text:span><text:span text:style-name="T9_72"><text:s/></text:span><text:span text:style-name="T9_73">do</text:span><text:span text:style-name="T9_74"><text:s/></text:span><text:span text:style-name="T9_75">jednej</text:span><text:span text:style-name="T9_76"><text:s/></text:span><text:span text:style-name="T9_77">z</text:span><text:span text:style-name="T9_78"><text:s/></text:span><text:span text:style-name="T9_79">atrakcji</text:span><text:span text:style-name="T9_80">.<text:s/></text:span><text:span text:style-name="T9_81">Wspólne</text:span><text:span text:style-name="T9_82"><text:s/></text:span><text:span text:style-name="T9_83">czytanie</text:span><text:span text:style-name="T9_84"><text:s/></text:span><text:span text:style-name="T9_85">przez</text:span><text:span text:style-name="T9_86"><text:s/></text:span><text:span text:style-name="T9_87">rodzinę</text:span><text:span text:style-name="T9_88"><text:s/></text:span><text:span text:style-name="T9_89">Creberów</text:span><text:span text:style-name="T9_90">,<text:s/></text:span><text:span text:style-name="T9_91">Black</text:span><text:span text:style-name="T9_92"><text:s/></text:span><text:span text:style-name="T9_93">Gryph</text:span><text:span text:style-name="T9_94">0</text:span><text:span text:style-name="T9_95">na</text:span><text:span text:style-name="T9_96"><text:s/></text:span><text:span text:style-name="T9_97">i</text:span><text:span text:style-name="T9_98"><text:s/></text:span><text:span text:style-name="T9_99">ShadyVoxa</text:span><text:span text:style-name="T9_100"><text:s/></text:span><text:span text:style-name="T9_101">nie</text:span><text:span text:style-name="T9_102"><text:s/></text:span><text:span text:style-name="T9_103">miało</text:span><text:span text:style-name="T9_104"><text:s/></text:span><text:span text:style-name="T9_105">być</text:span><text:span text:style-name="T9_106"><text:s/></text:span><text:span text:style-name="T9_107">chyba</text:span><text:span text:style-name="T9_108"><text:s/></text:span><text:span text:style-name="T9_109">dobranocką</text:span><text:span text:style-name="T9_110">,<text:s/></text:span><text:span text:style-name="T9_111">a</text:span><text:span text:style-name="T9_112"><text:s/></text:span><text:span text:style-name="T9_113">takie</text:span><text:span text:style-name="T9_114"><text:s/></text:span><text:span text:style-name="T9_115">odniosłem</text:span><text:span text:style-name="T9_116"><text:s/></text:span><text:span text:style-name="T9_117">wrażenie</text:span><text:span text:style-name="T9_118">.<text:s/></text:span><text:span text:style-name="T9_119">Faktycznie</text:span><text:span text:style-name="T9_120">,<text:s/></text:span><text:span text:style-name="T9_121">mają</text:span><text:span text:style-name="T9_122"><text:s/></text:span><text:span text:style-name="T9_123">duże</text:span><text:span text:style-name="T9_124"><text:s/></text:span><text:span text:style-name="T9_125">zdolności</text:span><text:span text:style-name="T9_126"><text:s/></text:span><text:span text:style-name="T9_127">aktorskie</text:span><text:span text:style-name="T9_128">,<text:s/></text:span><text:span text:style-name="T9_129">bo</text:span><text:span text:style-name="T9_130"><text:s/></text:span><text:span text:style-name="T9_131">to</text:span><text:span text:style-name="T9_132"><text:s/></text:span><text:span text:style-name="T9_133">właśnie</text:span><text:span text:style-name="T9_134"><text:s/></text:span><text:span text:style-name="T9_135">zaprezentowanie</text:span><text:span text:style-name="T9_136"><text:s/></text:span><text:span text:style-name="T9_137">ich</text:span><text:span text:style-name="T9_138"><text:s/></text:span><text:span text:style-name="T9_139">było</text:span><text:span text:style-name="T9_140"><text:s/></text:span><text:span text:style-name="T9_141">celem</text:span><text:span text:style-name="T9_142"><text:s/></text:span><text:span text:style-name="T9_143">panelu</text:span><text:span text:style-name="T9_144">,<text:s/></text:span><text:span text:style-name="T9_145">ale</text:span><text:span text:style-name="T9_146"><text:s/></text:span><text:span text:style-name="T9_147">zdecydowanie</text:span><text:span text:style-name="T9_148"><text:s/></text:span><text:span text:style-name="T9_149">nie</text:span><text:span text:style-name="T9_150"><text:s/></text:span><text:span text:style-name="T9_151">potrafili</text:span><text:span text:style-name="T9_152"><text:s/></text:span><text:span text:style-name="T9_153">użyć</text:span><text:span text:style-name="T9_154"><text:s/></text:span><text:span text:style-name="T9_155">ich</text:span><text:span text:style-name="T9_156"><text:s/></text:span><text:span text:style-name="T9_157">tak</text:span><text:span text:style-name="T9_158">,<text:s/></text:span><text:span text:style-name="T9_159">aby</text:span><text:span text:style-name="T9_160"><text:s/></text:span><text:span text:style-name="T9_161">rozbudzić</text:span><text:span text:style-name="T9_162"><text:s/></text:span><text:span text:style-name="T9_163">publikę</text:span><text:span text:style-name="T9_164"><text:s/></text:span><text:span text:style-name="T9_165">na</text:span><text:span text:style-name="T9_166"><text:s/></text:span><text:span text:style-name="T9_167">pierwszej</text:span><text:span text:style-name="T9_168"><text:s/></text:span><text:span text:style-name="T9_169">prelekcji</text:span><text:span text:style-name="T9_170"><text:s/></text:span><text:span text:style-name="T9_171">tego</text:span><text:span text:style-name="T9_172"><text:s/></text:span><text:span text:style-name="T9_173">dnia</text:span><text:span text:style-name="T9_174">.<text:s/></text:span><text:span text:style-name="T9_175">Być</text:span><text:span text:style-name="T9_176"><text:s/></text:span><text:span text:style-name="T9_177">może</text:span><text:span text:style-name="T9_178"><text:s/></text:span><text:span text:style-name="T9_179">mam</text:span><text:span text:style-name="T9_180"><text:s/></text:span><text:span text:style-name="T9_181">złe</text:span><text:span text:style-name="T9_182"><text:s/></text:span><text:span text:style-name="T9_183">wyobrażenie</text:span><text:span text:style-name="T9_184"><text:s/></text:span><text:span text:style-name="T9_185">o</text:span><text:span text:style-name="T9_186"><text:s/></text:span><text:span text:style-name="T9_187">tego</text:span><text:span text:style-name="T9_188"><text:s/></text:span><text:span text:style-name="T9_189">typu</text:span><text:span text:style-name="T9_190"><text:s/></text:span><text:span text:style-name="T9_191">prelekcjach</text:span><text:span text:style-name="T9_192">,<text:s/></text:span><text:span text:style-name="T9_193">ale</text:span><text:span text:style-name="T9_194"><text:s/></text:span><text:span text:style-name="T9_195">na</text:span><text:span text:style-name="T9_196"><text:s/></text:span><text:span text:style-name="T9_197">swoje</text:span><text:span text:style-name="T9_198"><text:s/></text:span><text:span text:style-name="T9_199">usprawiedliwienie</text:span><text:span text:style-name="T9_200"><text:s/></text:span><text:span text:style-name="T9_201">powiem</text:span><text:span text:style-name="T9_202">,<text:s/></text:span><text:span text:style-name="T9_203">że</text:span><text:span text:style-name="T9_204"><text:s/></text:span><text:span text:style-name="T9_205">ta</text:span><text:span text:style-name="T9_206"><text:s/></text:span><text:span text:style-name="T9_207">godzina</text:span><text:span text:style-name="T9_208"><text:s/></text:span><text:span text:style-name="T9_209">nie</text:span><text:span text:style-name="T9_210"><text:s/></text:span><text:span text:style-name="T9_211">dostarczyła</text:span><text:span text:style-name="T9_212"><text:s/></text:span><text:span text:style-name="T9_213">mi</text:span><text:span text:style-name="T9_214"><text:s/></text:span><text:span text:style-name="T9_215">ani</text:span><text:span text:style-name="T9_216"><text:s/></text:span><text:span text:style-name="T9_217">trochę</text:span><text:span text:style-name="T9_218"><text:s/></text:span><text:span text:style-name="T9_219">zabawy</text:span><text:span text:style-name="T9_220">.<text:s/></text:span><text:span text:style-name="T9_221">Wracając</text:span><text:span text:style-name="T9_222"><text:s/></text:span><text:span text:style-name="T9_223">już</text:span><text:span text:style-name="T9_224"><text:s/></text:span><text:span text:style-name="T9_225">do</text:span><text:span text:style-name="T9_226"><text:s/></text:span><text:span text:style-name="T9_227">takiego</text:span><text:span text:style-name="T9_228"><text:s/></text:span><text:span text:style-name="T9_229">ogólnego</text:span><text:span text:style-name="T9_230"><text:s/></text:span><text:span text:style-name="T9_231">opisu</text:span><text:span text:style-name="T9_232"><text:s/></text:span><text:span text:style-name="T9_233">konwentu</text:span><text:span text:style-name="T9_234">,<text:s/></text:span><text:span text:style-name="T9_235">nieoceniona</text:span><text:span text:style-name="T9_236"><text:s/></text:span><text:span text:style-name="T9_237">okazała</text:span><text:span text:style-name="T9_238"><text:s/></text:span><text:span text:style-name="T9_239">się</text:span><text:span text:style-name="T9_240"><text:s/></text:span><text:span text:style-name="T9_241">lokalizacja</text:span><text:span text:style-name="T9_242"><text:s/></text:span><text:span text:style-name="T9_243">baru</text:span><text:span text:style-name="T9_244"><text:s/></text:span><text:span text:style-name="T9_245">na</text:span><text:span text:style-name="T9_246"><text:s/></text:span><text:span text:style-name="T9_247">obiekcie</text:span><text:span text:style-name="T9_248">,<text:s/></text:span><text:span text:style-name="T9_249">gdzie</text:span><text:span text:style-name="T9_250"><text:s/></text:span><text:span text:style-name="T9_251">w</text:span><text:span text:style-name="T9_252"><text:s/></text:span><text:span text:style-name="T9_253">normalnej</text:span><text:span text:style-name="T9_254"><text:s/></text:span><text:span text:style-name="T9_255">cenie</text:span><text:span text:style-name="T9_256"><text:s/></text:span><text:span text:style-name="T9_257">można</text:span><text:span text:style-name="T9_258"><text:s/></text:span><text:span text:style-name="T9_259">było</text:span><text:span text:style-name="T9_260"><text:s/></text:span><text:span text:style-name="T9_261">zjeść</text:span><text:span text:style-name="T9_262"><text:s/></text:span><text:span text:style-name="T9_263">zarówno</text:span><text:span text:style-name="T9_264"><text:s/></text:span><text:span text:style-name="T9_265">śniadanie</text:span><text:span text:style-name="T9_266">,<text:s/></text:span><text:span text:style-name="T9_267">jak</text:span><text:span text:style-name="T9_268"><text:s/></text:span><text:span text:style-name="T9_269">i</text:span><text:span text:style-name="T9_270"><text:s/></text:span><text:span text:style-name="T9_271">obiad</text:span><text:span text:style-name="T9_272">.<text:s/></text:span><text:span text:style-name="T9_273">Na</text:span><text:span text:style-name="T9_274"><text:s/></text:span><text:span text:style-name="T9_275">koniec</text:span><text:span text:style-name="T9_276"><text:s/></text:span><text:span text:style-name="T9_277">była</text:span><text:span text:style-name="T9_278"><text:s/></text:span><text:span text:style-name="T9_279">licytacja</text:span><text:span text:style-name="T9_280">,<text:s/></text:span><text:span text:style-name="T9_281">którą</text:span><text:span text:style-name="T9_282"><text:s/></text:span><text:span text:style-name="T9_283">zdominowali</text:span><text:span text:style-name="T9_284"><text:s/></text:span><text:span text:style-name="T9_285">Niemcy</text:span><text:span text:style-name="T9_286">.<text:s/></text:span><text:span text:style-name="T9_287">I</text:span><text:span text:style-name="T9_288"><text:s/></text:span><text:span text:style-name="T9_289">choć</text:span><text:span text:style-name="T9_290"><text:s/></text:span><text:span text:style-name="T9_291">Polacy</text:span><text:span text:style-name="T9_292"><text:s/></text:span><text:span text:style-name="T9_293">dzielnie</text:span><text:span text:style-name="T9_294"><text:s/></text:span><text:span text:style-name="T9_295">próbowali</text:span><text:span text:style-name="T9_296"><text:s/></text:span><text:span text:style-name="T9_297">ją</text:span><text:span text:style-name="T9_298"><text:s/></text:span><text:span text:style-name="T9_299">odbić</text:span><text:span text:style-name="T9_300">,<text:s/></text:span><text:span text:style-name="T9_301">nie</text:span><text:span text:style-name="T9_302"><text:s/></text:span><text:span text:style-name="T9_303">szło</text:span><text:span text:style-name="T9_304"><text:s/></text:span><text:span text:style-name="T9_305">im</text:span><text:span text:style-name="T9_306"><text:s/></text:span><text:span text:style-name="T9_307">to</text:span><text:span text:style-name="T9_308"><text:s/></text:span><text:span text:style-name="T9_309">najlepiej</text:span><text:span text:style-name="T9_310">.<text:s/></text:span><text:span text:style-name="T9_311">Sam</text:span><text:span text:style-name="T9_312"><text:s/></text:span><text:span text:style-name="T9_313">w</text:span><text:span text:style-name="T9_314"><text:s/></text:span><text:span text:style-name="T9_315">pewnym</text:span><text:span text:style-name="T9_316"><text:s/></text:span><text:span text:style-name="T9_317">momencie</text:span><text:span text:style-name="T9_318"><text:s/></text:span><text:span text:style-name="T9_319">byłem</text:span><text:span text:style-name="T9_320"><text:s/></text:span><text:span text:style-name="T9_321">w</text:span><text:span text:style-name="T9_322"><text:s/></text:span><text:span text:style-name="T9_323">czteroosobowej</text:span><text:span text:style-name="T9_324"><text:s/></text:span><text:span text:style-name="T9_325">drużynie</text:span><text:span text:style-name="T9_326">,<text:s/></text:span><text:span text:style-name="T9_327">która</text:span><text:span text:style-name="T9_328"><text:s/></text:span><text:span text:style-name="T9_329">próbowała</text:span><text:span text:style-name="T9_330"><text:s/></text:span><text:span text:style-name="T9_331">zdobyć</text:span><text:span text:style-name="T9_332"><text:s/></text:span><text:span text:style-name="T9_333">jeden</text:span><text:span text:style-name="T9_334"><text:s/></text:span><text:span text:style-name="T9_335">przedmiot</text:span><text:span text:style-name="T9_336"><text:s/>–<text:s/></text:span><text:span text:style-name="T9_337">polegliśmy</text:span><text:span text:style-name="T9_338">.<text:s/></text:span><text:span text:style-name="T9_339">Całość</text:span><text:span text:style-name="T9_340"><text:s/></text:span><text:span text:style-name="T9_341">wydarzenia</text:span><text:span text:style-name="T9_342"><text:s/></text:span><text:span text:style-name="T9_343">zakończyło</text:span><text:span text:style-name="T9_344"><text:s/></text:span><text:span text:style-name="T9_345">wykonanie</text:span><text:span text:style-name="T9_346"><text:s/></text:span><text:span text:style-name="T9_347">przez</text:span><text:span text:style-name="T9_348"><text:s/></text:span><text:span text:style-name="T9_349">Black</text:span><text:span text:style-name="T9_350"><text:s/></text:span><text:span text:style-name="T9_351">Gryph</text:span><text:span text:style-name="T9_352">0</text:span><text:span text:style-name="T9_353">n</text:span><text:span text:style-name="T9_354"><text:s/>„</text:span><text:span text:style-name="T9_355"><text:a xlink:type="simple" xlink:href="https://youtu.be/lxD0dO9iR0M"><text:span text:style-name="T9_356">Proud</text:span></text:a></text:span><text:span text:style-name="T9_357"><text:a xlink:type="simple" xlink:href="https://youtu.be/lxD0dO9iR0M"><text:span text:style-name="T9_358"><text:s/></text:span></text:a></text:span><text:span text:style-name="T9_359"><text:a xlink:type="simple" xlink:href="https://youtu.be/lxD0dO9iR0M"><text:span text:style-name="T9_360">to</text:span></text:a></text:span><text:span text:style-name="T9_361"><text:a xlink:type="simple" xlink:href="https://youtu.be/lxD0dO9iR0M"><text:span text:style-name="T9_362"><text:s/></text:span></text:a></text:span><text:span text:style-name="T9_363"><text:a xlink:type="simple" xlink:href="https://youtu.be/lxD0dO9iR0M"><text:span text:style-name="T9_364">be</text:span></text:a></text:span><text:span text:style-name="T9_365"><text:a xlink:type="simple" xlink:href="https://youtu.be/lxD0dO9iR0M"><text:span text:style-name="T9_366"><text:s/></text:span></text:a></text:span><text:span text:style-name="T9_367"><text:a xlink:type="simple" xlink:href="https://youtu.be/lxD0dO9iR0M"><text:span text:style-name="T9_368">a</text:span></text:a></text:span><text:span text:style-name="T9_369"><text:a xlink:type="simple" xlink:href="https://youtu.be/lxD0dO9iR0M"><text:span text:style-name="T9_370"><text:s/></text:span></text:a></text:span><text:span text:style-name="T9_371"><text:a xlink:type="simple" xlink:href="https://youtu.be/lxD0dO9iR0M"><text:span text:style-name="T9_372">Brony</text:span></text:a></text:span><text:span text:style-name="T9_373">”.</text:span></text:p>
      <text:p text:style-name="P10"><text:span text:style-name="T10_1">Następnego</text:span><text:span text:style-name="T10_2"><text:s/></text:span><text:span text:style-name="T10_3">dnia</text:span><text:span text:style-name="T10_4"><text:s/></text:span><text:span text:style-name="T10_5">z</text:span><text:span text:style-name="T10_6"><text:s/></text:span><text:span text:style-name="T10_7">rana</text:span><text:span text:style-name="T10_8">,<text:s/></text:span><text:span text:style-name="T10_9">gdy</text:span><text:span text:style-name="T10_10"><text:s/></text:span><text:span text:style-name="T10_11">piszę</text:span><text:span text:style-name="T10_12"><text:s/></text:span><text:span text:style-name="T10_13">tę</text:span><text:span text:style-name="T10_14"><text:s/></text:span><text:span text:style-name="T10_15">relację</text:span><text:span text:style-name="T10_16">,<text:s/></text:span><text:span text:style-name="T10_17">niezwykle</text:span><text:span text:style-name="T10_18"><text:s/></text:span><text:span text:style-name="T10_19">trudno</text:span><text:span text:style-name="T10_20"><text:s/></text:span><text:span text:style-name="T10_21">jest</text:span><text:span text:style-name="T10_22"><text:s/></text:span><text:span text:style-name="T10_23">podsumować</text:span><text:span text:style-name="T10_24"><text:s/></text:span><text:span text:style-name="T10_25">tego</text:span><text:span text:style-name="T10_26"><text:s/></text:span><text:span text:style-name="T10_27">meeta</text:span><text:span text:style-name="T10_28">.<text:s/></text:span><text:span text:style-name="T10_29">Przede</text:span><text:span text:style-name="T10_30"><text:s/></text:span><text:span text:style-name="T10_31">wszystkim</text:span><text:span text:style-name="T10_32"><text:s/></text:span><text:span text:style-name="T10_33">impreza</text:span><text:span text:style-name="T10_34"><text:s/></text:span><text:span text:style-name="T10_35">miała</text:span><text:span text:style-name="T10_36"><text:s/></text:span><text:span text:style-name="T10_37">ambicję</text:span><text:span text:style-name="T10_38"><text:s/></text:span><text:span text:style-name="T10_39">do</text:span><text:span text:style-name="T10_40"><text:s/></text:span><text:span text:style-name="T10_41">bycia</text:span><text:span text:style-name="T10_42"><text:s/></text:span><text:span text:style-name="T10_43">dużo</text:span><text:span text:style-name="T10_44"><text:s/></text:span><text:span text:style-name="T10_45">większym</text:span><text:span text:style-name="T10_46"><text:s/></text:span><text:span text:style-name="T10_47">wydarzeniem</text:span><text:span text:style-name="T10_48">,<text:s/></text:span><text:span text:style-name="T10_49">co</text:span><text:span text:style-name="T10_50"><text:s/></text:span><text:span text:style-name="T10_51">było</text:span><text:span text:style-name="T10_52"><text:s/></text:span><text:span text:style-name="T10_53">widać</text:span><text:span text:style-name="T10_54"><text:s/></text:span><text:span text:style-name="T10_55">prawie</text:span><text:span text:style-name="T10_56"><text:s/></text:span><text:span text:style-name="T10_57">na</text:span><text:span text:style-name="T10_58"><text:s/></text:span><text:span text:style-name="T10_59">każdym</text:span><text:span text:style-name="T10_60"><text:s/></text:span><text:span text:style-name="T10_61">kroku</text:span><text:span text:style-name="T10_62">.<text:s/></text:span><text:span text:style-name="T10_63">Ale</text:span><text:span text:style-name="T10_64"><text:s/></text:span><text:span text:style-name="T10_65">okazało</text:span><text:span text:style-name="T10_66"><text:s/></text:span><text:span text:style-name="T10_67">się</text:span><text:span text:style-name="T10_68">,<text:s/></text:span><text:span text:style-name="T10_69">że</text:span><text:span text:style-name="T10_70"><text:s/></text:span><text:span text:style-name="T10_71">uczestnicy</text:span><text:span text:style-name="T10_72"><text:s/></text:span><text:span text:style-name="T10_73">nie</text:span><text:span text:style-name="T10_74"><text:s/></text:span><text:span text:style-name="T10_75">dopisali</text:span><text:span text:style-name="T10_76"><text:s/></text:span><text:span text:style-name="T10_77">i</text:span><text:span text:style-name="T10_78"><text:s/></text:span><text:span text:style-name="T10_79">to</text:span><text:span text:style-name="T10_80"><text:s/></text:span><text:span text:style-name="T10_81">bardzo</text:span><text:span text:style-name="T10_82"><text:s/></text:span><text:span text:style-name="T10_83">mocno</text:span><text:span text:style-name="T10_84">.<text:s/></text:span><text:span text:style-name="T10_85">Przeogromna</text:span><text:span text:style-name="T10_86"><text:s/></text:span><text:span text:style-name="T10_87">hala</text:span><text:span text:style-name="T10_88"><text:s/></text:span><text:span text:style-name="T10_89">przez</text:span><text:span text:style-name="T10_90"><text:s/></text:span><text:span text:style-name="T10_91">większość</text:span><text:span text:style-name="T10_92"><text:s/></text:span><text:span text:style-name="T10_93">czasu</text:span><text:span text:style-name="T10_94"><text:s/></text:span><text:span text:style-name="T10_95">świeciła</text:span><text:span text:style-name="T10_96"><text:s/></text:span><text:span text:style-name="T10_97">pustkami</text:span><text:span text:style-name="T10_98">.<text:s/></text:span><text:span text:style-name="T10_99">Było</text:span><text:span text:style-name="T10_100"><text:s/></text:span><text:span text:style-name="T10_101">całkiem</text:span><text:span text:style-name="T10_102"><text:s/></text:span><text:span text:style-name="T10_103">sporo</text:span><text:span text:style-name="T10_104"><text:s/></text:span><text:span text:style-name="T10_105">problemów</text:span><text:span text:style-name="T10_106"><text:s/></text:span><text:span text:style-name="T10_107">technicznych</text:span><text:span text:style-name="T10_108"><text:s/></text:span><text:span text:style-name="T10_109">i</text:span><text:span text:style-name="T10_110"><text:s/></text:span><text:span text:style-name="T10_111">nierzadko</text:span><text:span text:style-name="T10_112"><text:s/></text:span><text:span text:style-name="T10_113">zawodziła</text:span><text:span text:style-name="T10_114"><text:s/></text:span><text:span text:style-name="T10_115">komunikacja</text:span><text:span text:style-name="T10_116"><text:s/></text:span><text:span text:style-name="T10_117">międzyludzka</text:span><text:span text:style-name="T10_118">,<text:s/></text:span><text:span text:style-name="T10_119">np</text:span><text:span text:style-name="T10_120">.<text:s/></text:span><text:span text:style-name="T10_121">jak</text:span><text:span text:style-name="T10_122"><text:s/></text:span><text:span text:style-name="T10_123">w</text:span><text:span text:style-name="T10_124"><text:s/></text:span><text:span text:style-name="T10_125">przypadku</text:span><text:span text:style-name="T10_126"><text:s/></text:span><text:span text:style-name="T10_127">porannej</text:span><text:span text:style-name="T10_128"><text:s/></text:span><text:span text:style-name="T10_129">pobudki</text:span><text:span text:style-name="T10_130"><text:s/></text:span><text:span text:style-name="T10_131">w</text:span><text:span text:style-name="T10_132"><text:s/></text:span><text:span text:style-name="T10_133">szkole</text:span><text:span text:style-name="T10_134">.<text:s/></text:span><text:span text:style-name="T10_135">Chyba</text:span><text:span text:style-name="T10_136"><text:s/></text:span><text:span text:style-name="T10_137">najlepszym</text:span><text:span text:style-name="T10_138"><text:s/></text:span><text:span text:style-name="T10_139">werdyktem</text:span><text:span text:style-name="T10_140"><text:s/></text:span><text:span text:style-name="T10_141">będzie</text:span><text:span text:style-name="T10_142"><text:s/></text:span><text:span text:style-name="T10_143">dość</text:span><text:span text:style-name="T10_144"><text:s/></text:span><text:span text:style-name="T10_145">oklepana</text:span><text:span text:style-name="T10_146"><text:s/></text:span><text:span text:style-name="T10_147">fraza</text:span><text:span text:style-name="T10_148"><text:s/>–<text:s/></text:span><text:span text:style-name="T10_149">plany</text:span><text:span text:style-name="T10_150"><text:s/></text:span><text:span text:style-name="T10_151">były</text:span><text:span text:style-name="T10_152"><text:s/></text:span><text:span text:style-name="T10_153">piękne</text:span><text:span text:style-name="T10_154">,<text:s/></text:span><text:span text:style-name="T10_155">ale</text:span><text:span text:style-name="T10_156"><text:s/></text:span><text:span text:style-name="T10_157">życie</text:span><text:span text:style-name="T10_158"><text:s/></text:span><text:span text:style-name="T10_159">jak</text:span><text:span text:style-name="T10_160"><text:s/></text:span><text:span text:style-name="T10_161">zwykle</text:span><text:span text:style-name="T10_162"><text:s/></text:span><text:span text:style-name="T10_163">potoczyło</text:span><text:span text:style-name="T10_164"><text:s/></text:span><text:span text:style-name="T10_165">się</text:span><text:span text:style-name="T10_166"><text:s/></text:span><text:span text:style-name="T10_167">inaczej</text:span><text:span text:style-name="T10_168">.<text:s text:c="2"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